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9.4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time" office:time-value="PT18H00M07S">
            <text:p>18:00:07</text:p>
          </table:table-cell>
          <table:table-cell office:value-type="string">
            <text:p>144.82.84.116]</text:p>
          </table:table-cell>
          <table:table-cell office:value-type="string">
            <text:p>PERF:</text:p>
          </table:table-cell>
          <table:table-cell office:value-type="string">
            <text:p>/mod/turnitintool/view.php?id=557117</text:p>
          </table:table-cell>
          <table:table-cell office:value-type="string">
            <text:p>time:</text:p>
          </table:table-cell>
          <table:table-cell office:value-type="string">
            <text:p>0.039309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0.07">
            <text:p>0.07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3143</text:p>
          </table:table-cell>
        </table:table-row>
        <table:table-row table:style-name="ro1">
          <table:table-cell office:value-type="time" office:time-value="PT18H00M12S">
            <text:p>18:00:12</text:p>
          </table:table-cell>
          <table:table-cell office:value-type="string">
            <text:p>86.161.108.210]</text:p>
          </table:table-cell>
          <table:table-cell office:value-type="string">
            <text:p>PERF:</text:p>
          </table:table-cell>
          <table:table-cell office:value-type="string">
            <text:p>/mod/turnitintool/view.php?id=527605</text:p>
          </table:table-cell>
          <table:table-cell office:value-type="string">
            <text:p>time:</text:p>
          </table:table-cell>
          <table:table-cell office:value-type="string">
            <text:p>0.036059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0.14">
            <text:p>0.14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449</text:p>
          </table:table-cell>
        </table:table-row>
        <table:table-row table:style-name="ro1">
          <table:table-cell office:value-type="time" office:time-value="PT18H00M14S">
            <text:p>18:00:14</text:p>
          </table:table-cell>
          <table:table-cell office:value-type="string">
            <text:p>144.82.84.116]</text:p>
          </table:table-cell>
          <table:table-cell office:value-type="string">
            <text:p>PERF:</text:p>
          </table:table-cell>
          <table:table-cell office:value-type="string">
            <text:p>/mod/turnitintool/view.php?id=557117&amp;do=submissions</text:p>
          </table:table-cell>
          <table:table-cell office:value-type="string">
            <text:p>time:</text:p>
          </table:table-cell>
          <table:table-cell office:value-type="string">
            <text:p>4.858187s</text:p>
          </table:table-cell>
          <table:table-cell office:value-type="string">
            <text:p>dbqueries:</text:p>
          </table:table-cell>
          <table:table-cell office:value-type="float" office:value="481">
            <text:p>481</text:p>
          </table:table-cell>
          <table:table-cell office:value-type="string">
            <text:p>serverload:</text:p>
          </table:table-cell>
          <table:table-cell office:value-type="float" office:value="0.14">
            <text:p>0.1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7117</text:p>
          </table:table-cell>
        </table:table-row>
        <table:table-row table:style-name="ro1">
          <table:table-cell office:value-type="time" office:time-value="PT18H00M22S">
            <text:p>18:00:22</text:p>
          </table:table-cell>
          <table:table-cell office:value-type="string">
            <text:p>86.161.108.210]</text:p>
          </table:table-cell>
          <table:table-cell office:value-type="string">
            <text:p>PERF:</text:p>
          </table:table-cell>
          <table:table-cell office:value-type="string">
            <text:p>/mod/turnitintool/view.php?id=527605&amp;do=submissions</text:p>
          </table:table-cell>
          <table:table-cell office:value-type="string">
            <text:p>time:</text:p>
          </table:table-cell>
          <table:table-cell office:value-type="string">
            <text:p>5.566424s</text:p>
          </table:table-cell>
          <table:table-cell office:value-type="string">
            <text:p>dbqueries:</text:p>
          </table:table-cell>
          <table:table-cell office:value-type="float" office:value="545">
            <text:p>545</text:p>
          </table:table-cell>
          <table:table-cell office:value-type="string">
            <text:p>serverload:</text:p>
          </table:table-cell>
          <table:table-cell office:value-type="float" office:value="0.12">
            <text:p>0.1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27605</text:p>
          </table:table-cell>
        </table:table-row>
        <table:table-row table:style-name="ro1">
          <table:table-cell office:value-type="time" office:time-value="PT18H00M26S">
            <text:p>18:00:26</text:p>
          </table:table-cell>
          <table:table-cell office:value-type="string">
            <text:p>86.161.108.210]</text:p>
          </table:table-cell>
          <table:table-cell office:value-type="string">
            <text:p>PERF:</text:p>
          </table:table-cell>
          <table:table-cell office:value-type="string">
            <text:p>/mod/turnitintool/view.php?id=527605&amp;do=submissions</text:p>
          </table:table-cell>
          <table:table-cell office:value-type="string">
            <text:p>time:</text:p>
          </table:table-cell>
          <table:table-cell office:value-type="string">
            <text:p>4.526242s</text:p>
          </table:table-cell>
          <table:table-cell office:value-type="string">
            <text:p>dbqueries:</text:p>
          </table:table-cell>
          <table:table-cell office:value-type="float" office:value="545">
            <text:p>545</text:p>
          </table:table-cell>
          <table:table-cell office:value-type="string">
            <text:p>serverload:</text:p>
          </table:table-cell>
          <table:table-cell office:value-type="float" office:value="0.11">
            <text:p>0.1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27605</text:p>
          </table:table-cell>
        </table:table-row>
        <table:table-row table:style-name="ro1">
          <table:table-cell office:value-type="time" office:time-value="PT18H00M28S">
            <text:p>18:00:28</text:p>
          </table:table-cell>
          <table:table-cell office:value-type="string">
            <text:p>144.82.84.116]</text:p>
          </table:table-cell>
          <table:table-cell office:value-type="string">
            <text:p>PERF:</text:p>
          </table:table-cell>
          <table:table-cell office:value-type="string">
            <text:p>/mod/turnitintool/view.php?id=557117&amp;jumppage=grade&amp;userid=124629&amp;post=O%3A8%3A%22stdClass%22%3A3%3A%7Bs%3A3%3A%22utp%22%3Bi%3A1%3Bs%3A3%3A%22tem%22%3Bs%3A28%3A%22b.chatterley%40ssees.ucl.ac.uk%22%3Bs%3A7%3A%22paperid%22%3Bs%3A8%3A%2210833203%22%3B%7D</text:p>
          </table:table-cell>
          <table:table-cell office:value-type="string">
            <text:p>time:</text:p>
          </table:table-cell>
          <table:table-cell office:value-type="string">
            <text:p>1.655872s</text:p>
          </table:table-cell>
          <table:table-cell office:value-type="string">
            <text:p>dbqueries:</text:p>
          </table:table-cell>
          <table:table-cell office:value-type="float" office:value="11">
            <text:p>1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00M47S">
            <text:p>18:00:47</text:p>
          </table:table-cell>
          <table:table-cell office:value-type="string">
            <text:p>144.82.84.116]</text:p>
          </table:table-cell>
          <table:table-cell office:value-type="string">
            <text:p>PERF:</text:p>
          </table:table-cell>
          <table:table-cell office:value-type="string">
            <text:p>/mod/turnitintool/view.php?id=557117&amp;do=submissions&amp;update=81244415</text:p>
          </table:table-cell>
          <table:table-cell office:value-type="string">
            <text:p>time:</text:p>
          </table:table-cell>
          <table:table-cell office:value-type="string">
            <text:p>4.248877s</text:p>
          </table:table-cell>
          <table:table-cell office:value-type="string">
            <text:p>dbqueries:</text:p>
          </table:table-cell>
          <table:table-cell office:value-type="float" office:value="456">
            <text:p>456</text:p>
          </table:table-cell>
          <table:table-cell office:value-type="string">
            <text:p>rcache:</text:p>
          </table:table-cell>
          <table:table-cell office:value-type="string">
            <text:p>19/21</text:p>
          </table:table-cell>
          <table:table-cell table:number-columns-repeated="2"/>
        </table:table-row>
        <table:table-row table:style-name="ro1">
          <table:table-cell office:value-type="time" office:time-value="PT18H00M47S">
            <text:p>18:00:47</text:p>
          </table:table-cell>
          <table:table-cell office:value-type="string">
            <text:p>144.82.84.116]</text:p>
          </table:table-cell>
          <table:table-cell office:value-type="string">
            <text:p>PERF:</text:p>
          </table:table-cell>
          <table:table-cell office:value-type="string">
            <text:p>/mod/turnitintool/view.php?id=557117&amp;do=submissions</text:p>
          </table:table-cell>
          <table:table-cell office:value-type="string">
            <text:p>time:</text:p>
          </table:table-cell>
          <table:table-cell office:value-type="string">
            <text:p>0.040668s</text:p>
          </table:table-cell>
          <table:table-cell office:value-type="string">
            <text:p>dbqueries:</text:p>
          </table:table-cell>
          <table:table-cell office:value-type="float" office:value="36">
            <text:p>36</text:p>
          </table:table-cell>
          <table:table-cell office:value-type="string">
            <text:p>serverload:</text:p>
          </table:table-cell>
          <table:table-cell office:value-type="float" office:value="0.08">
            <text:p>0.0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7117&amp;do=submissions&amp;update=81244415</text:p>
          </table:table-cell>
        </table:table-row>
        <table:table-row table:style-name="ro1">
          <table:table-cell office:value-type="time" office:time-value="PT18H02M20S">
            <text:p>18:02:20</text:p>
          </table:table-cell>
          <table:table-cell office:value-type="string">
            <text:p>144.82.240.74]</text:p>
          </table:table-cell>
          <table:table-cell office:value-type="string">
            <text:p>PERF:</text:p>
          </table:table-cell>
          <table:table-cell office:value-type="string">
            <text:p>/mod/turnitintool/view.php?id=358777&amp;do=allsubmissions&amp;update=81244303</text:p>
          </table:table-cell>
          <table:table-cell office:value-type="string">
            <text:p>time:</text:p>
          </table:table-cell>
          <table:table-cell office:value-type="string">
            <text:p>12.213306s</text:p>
          </table:table-cell>
          <table:table-cell office:value-type="string">
            <text:p>dbqueries:</text:p>
          </table:table-cell>
          <table:table-cell office:value-type="float" office:value="14058">
            <text:p>14058</text:p>
          </table:table-cell>
          <table:table-cell office:value-type="string">
            <text:p>rcache:</text:p>
          </table:table-cell>
          <table:table-cell office:value-type="string">
            <text:p>152/154</text:p>
          </table:table-cell>
          <table:table-cell table:number-columns-repeated="2"/>
        </table:table-row>
        <table:table-row table:style-name="ro1">
          <table:table-cell office:value-type="time" office:time-value="PT18H02M20S">
            <text:p>18:02:20</text:p>
          </table:table-cell>
          <table:table-cell office:value-type="string">
            <text:p>144.82.240.74]</text:p>
          </table:table-cell>
          <table:table-cell office:value-type="string">
            <text:p>PERF:</text:p>
          </table:table-cell>
          <table:table-cell office:value-type="string">
            <text:p>/theme/ucl-new-mbbs/styles.php?forceconfig=ucl-new-mbbs</text:p>
          </table:table-cell>
          <table:table-cell office:value-type="string">
            <text:p>time:</text:p>
          </table:table-cell>
          <table:table-cell office:value-type="string">
            <text:p>0.01244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02M20S">
            <text:p>18:02:20</text:p>
          </table:table-cell>
          <table:table-cell office:value-type="string">
            <text:p>144.82.240.74]</text:p>
          </table:table-cell>
          <table:table-cell office:value-type="string">
            <text:p>PERF:</text:p>
          </table:table-cell>
          <table:table-cell office:value-type="string">
            <text:p>/theme/ucl-new/styles.php?forceconfig=ucl-new-mbbs</text:p>
          </table:table-cell>
          <table:table-cell office:value-type="string">
            <text:p>time:</text:p>
          </table:table-cell>
          <table:table-cell office:value-type="string">
            <text:p>0.158415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02M20S">
            <text:p>18:02:20</text:p>
          </table:table-cell>
          <table:table-cell office:value-type="string">
            <text:p>144.82.240.74]</text:p>
          </table:table-cell>
          <table:table-cell office:value-type="string">
            <text:p>PERF:</text:p>
          </table:table-cell>
          <table:table-cell office:value-type="string">
            <text:p>/mod/turnitintool/view.php?id=358777&amp;do=allsubmissions</text:p>
          </table:table-cell>
          <table:table-cell office:value-type="string">
            <text:p>time:</text:p>
          </table:table-cell>
          <table:table-cell office:value-type="string">
            <text:p>0.525673s</text:p>
          </table:table-cell>
          <table:table-cell office:value-type="string">
            <text:p>dbqueries:</text:p>
          </table:table-cell>
          <table:table-cell office:value-type="float" office:value="305">
            <text:p>305</text:p>
          </table:table-cell>
          <table:table-cell office:value-type="string">
            <text:p>serverload: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 office:value-type="time" office:time-value="PT18H02M37S">
            <text:p>18:02:37</text:p>
          </table:table-cell>
          <table:table-cell office:value-type="string">
            <text:p>128.40.145.156]</text:p>
          </table:table-cell>
          <table:table-cell office:value-type="string">
            <text:p>PERF:</text:p>
          </table:table-cell>
          <table:table-cell office:value-type="string">
            <text:p>/mod/turnitintool/view.php?id=489223&amp;do=submissions&amp;update=81146077</text:p>
          </table:table-cell>
          <table:table-cell office:value-type="string">
            <text:p>time:</text:p>
          </table:table-cell>
          <table:table-cell office:value-type="string">
            <text:p>6.766949s</text:p>
          </table:table-cell>
          <table:table-cell office:value-type="string">
            <text:p>dbqueries:</text:p>
          </table:table-cell>
          <table:table-cell office:value-type="float" office:value="2791">
            <text:p>2791</text:p>
          </table:table-cell>
          <table:table-cell office:value-type="string">
            <text:p>rcache:</text:p>
          </table:table-cell>
          <table:table-cell office:value-type="string">
            <text:p>61/63</text:p>
          </table:table-cell>
          <table:table-cell table:number-columns-repeated="2"/>
        </table:table-row>
        <table:table-row table:style-name="ro1">
          <table:table-cell office:value-type="time" office:time-value="PT18H02M51S">
            <text:p>18:02:51</text:p>
          </table:table-cell>
          <table:table-cell office:value-type="string">
            <text:p>144.82.240.74]</text:p>
          </table:table-cell>
          <table:table-cell office:value-type="string">
            <text:p>PERF:</text:p>
          </table:table-cell>
          <table:table-cell office:value-type="string">
            <text:p>/mod/turnitintool/view.php?id=358777&amp;jumppage=grade&amp;userid=2454&amp;post=O%3A8%3A%22stdClass%22%3A3%3A%7Bs%3A3%3A%22utp%22%3Bi%3A2%3Bs%3A3%3A%22tem%22%3BN%3Bs%3A7%3A%22paperid%22%3Bs%3A8%3A%2210816531%22%3B%7D</text:p>
          </table:table-cell>
          <table:table-cell office:value-type="string">
            <text:p>time:</text:p>
          </table:table-cell>
          <table:table-cell office:value-type="string">
            <text:p>1.645352s</text:p>
          </table:table-cell>
          <table:table-cell office:value-type="string">
            <text:p>dbqueries:</text:p>
          </table:table-cell>
          <table:table-cell office:value-type="float" office:value="22">
            <text:p>22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06M56S">
            <text:p>18:06:56</text:p>
          </table:table-cell>
          <table:table-cell office:value-type="string">
            <text:p>78.109.180.17]</text:p>
          </table:table-cell>
          <table:table-cell office:value-type="string">
            <text:p>PERF:</text:p>
          </table:table-cell>
          <table:table-cell office:value-type="string">
            <text:p>/mod/turnitintool/view.php?id=559709</text:p>
          </table:table-cell>
          <table:table-cell office:value-type="string">
            <text:p>time:</text:p>
          </table:table-cell>
          <table:table-cell office:value-type="string">
            <text:p>0.053314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03">
            <text:p>1.03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9823</text:p>
          </table:table-cell>
        </table:table-row>
        <table:table-row table:style-name="ro1">
          <table:table-cell office:value-type="time" office:time-value="PT18H07M01S">
            <text:p>18:07:01</text:p>
          </table:table-cell>
          <table:table-cell office:value-type="string">
            <text:p>78.109.180.17]</text:p>
          </table:table-cell>
          <table:table-cell office:value-type="string">
            <text:p>PERF:</text:p>
          </table:table-cell>
          <table:table-cell office:value-type="string">
            <text:p>/mod/turnitintool/view.php?id=559709&amp;do=submissions</text:p>
          </table:table-cell>
          <table:table-cell office:value-type="string">
            <text:p>time:</text:p>
          </table:table-cell>
          <table:table-cell office:value-type="string">
            <text:p>3.987298s</text:p>
          </table:table-cell>
          <table:table-cell office:value-type="string">
            <text:p>dbqueries:</text:p>
          </table:table-cell>
          <table:table-cell office:value-type="float" office:value="111">
            <text:p>111</text:p>
          </table:table-cell>
          <table:table-cell office:value-type="string">
            <text:p>serverload:</text:p>
          </table:table-cell>
          <table:table-cell office:value-type="float" office:value="1.03">
            <text:p>1.0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9709</text:p>
          </table:table-cell>
        </table:table-row>
        <table:table-row table:style-name="ro1">
          <table:table-cell office:value-type="time" office:time-value="PT18H11M07S">
            <text:p>18:11:07</text:p>
          </table:table-cell>
          <table:table-cell office:value-type="string">
            <text:p>128.40.128.169]</text:p>
          </table:table-cell>
          <table:table-cell office:value-type="string">
            <text:p>PERF:</text:p>
          </table:table-cell>
          <table:table-cell office:value-type="string">
            <text:p>/mod/turnitintool/index.php?id=194</text:p>
          </table:table-cell>
          <table:table-cell office:value-type="string">
            <text:p>time:</text:p>
          </table:table-cell>
          <table:table-cell office:value-type="string">
            <text:p>0.101388s</text:p>
          </table:table-cell>
          <table:table-cell office:value-type="string">
            <text:p>dbqueries:</text:p>
          </table:table-cell>
          <table:table-cell office:value-type="float" office:value="13">
            <text:p>13</text:p>
          </table:table-cell>
          <table:table-cell office:value-type="string">
            <text:p>serverload:</text:p>
          </table:table-cell>
          <table:table-cell office:value-type="float" office:value="1.11">
            <text:p>1.11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94</text:p>
          </table:table-cell>
        </table:table-row>
        <table:table-row table:style-name="ro1">
          <table:table-cell office:value-type="time" office:time-value="PT18H11M08S">
            <text:p>18:11:08</text:p>
          </table:table-cell>
          <table:table-cell office:value-type="string">
            <text:p>128.40.128.169]</text:p>
          </table:table-cell>
          <table:table-cell office:value-type="string">
            <text:p>PERF:</text:p>
          </table:table-cell>
          <table:table-cell office:value-type="string">
            <text:p>/mod/turnitintool/view.php?id=552183</text:p>
          </table:table-cell>
          <table:table-cell office:value-type="string">
            <text:p>time:</text:p>
          </table:table-cell>
          <table:table-cell office:value-type="string">
            <text:p>0.051404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11">
            <text:p>1.1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94</text:p>
          </table:table-cell>
        </table:table-row>
        <table:table-row table:style-name="ro1">
          <table:table-cell office:value-type="time" office:time-value="PT18H11M09S">
            <text:p>18:11:09</text:p>
          </table:table-cell>
          <table:table-cell office:value-type="string">
            <text:p>128.40.128.169]</text:p>
          </table:table-cell>
          <table:table-cell office:value-type="string">
            <text:p>PERF:</text:p>
          </table:table-cell>
          <table:table-cell office:value-type="string">
            <text:p>/mod/turnitintool/view.php?id=552183&amp;do=submissions</text:p>
          </table:table-cell>
          <table:table-cell office:value-type="string">
            <text:p>time:</text:p>
          </table:table-cell>
          <table:table-cell office:value-type="string">
            <text:p>0.058621s</text:p>
          </table:table-cell>
          <table:table-cell office:value-type="string">
            <text:p>dbqueries:</text:p>
          </table:table-cell>
          <table:table-cell office:value-type="float" office:value="36">
            <text:p>36</text:p>
          </table:table-cell>
          <table:table-cell office:value-type="string">
            <text:p>serverload:</text:p>
          </table:table-cell>
          <table:table-cell office:value-type="float" office:value="1.11">
            <text:p>1.1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2183</text:p>
          </table:table-cell>
        </table:table-row>
        <table:table-row table:style-name="ro1">
          <table:table-cell office:value-type="time" office:time-value="PT18H12M03S">
            <text:p>18:12:03</text:p>
          </table:table-cell>
          <table:table-cell office:value-type="string">
            <text:p>128.40.128.169]</text:p>
          </table:table-cell>
          <table:table-cell office:value-type="string">
            <text:p>PERF:</text:p>
          </table:table-cell>
          <table:table-cell office:value-type="string">
            <text:p>/course/view.php?id=194</text:p>
          </table:table-cell>
          <table:table-cell office:value-type="string">
            <text:p>time:</text:p>
          </table:table-cell>
          <table:table-cell office:value-type="string">
            <text:p>0.152808s</text:p>
          </table:table-cell>
          <table:table-cell office:value-type="string">
            <text:p>dbqueries:</text:p>
          </table:table-cell>
          <table:table-cell office:value-type="float" office:value="48">
            <text:p>48</text:p>
          </table:table-cell>
          <table:table-cell office:value-type="string">
            <text:p>serverload:</text:p>
          </table:table-cell>
          <table:table-cell office:value-type="float" office:value="1.04">
            <text:p>1.0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2183&amp;do=submissions</text:p>
          </table:table-cell>
        </table:table-row>
        <table:table-row table:style-name="ro1">
          <table:table-cell office:value-type="time" office:time-value="PT18H12M32S">
            <text:p>18:12:32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index.php?id=4698</text:p>
          </table:table-cell>
          <table:table-cell office:value-type="string">
            <text:p>time:</text:p>
          </table:table-cell>
          <table:table-cell office:value-type="string">
            <text:p>0.043774s</text:p>
          </table:table-cell>
          <table:table-cell office:value-type="string">
            <text:p>dbqueries:</text:p>
          </table:table-cell>
          <table:table-cell office:value-type="float" office:value="28">
            <text:p>28</text:p>
          </table:table-cell>
          <table:table-cell office:value-type="string">
            <text:p>serverload:</text:p>
          </table:table-cell>
          <table:table-cell office:value-type="float" office:value="1.16">
            <text:p>1.16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4698</text:p>
          </table:table-cell>
        </table:table-row>
        <table:table-row table:style-name="ro1">
          <table:table-cell office:value-type="time" office:time-value="PT18H12M35S">
            <text:p>18:12:35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do=allsubmissions</text:p>
          </table:table-cell>
          <table:table-cell office:value-type="string">
            <text:p>time:</text:p>
          </table:table-cell>
          <table:table-cell office:value-type="string">
            <text:p>0.22487s</text:p>
          </table:table-cell>
          <table:table-cell office:value-type="string">
            <text:p>dbqueries:</text:p>
          </table:table-cell>
          <table:table-cell office:value-type="float" office:value="310">
            <text:p>310</text:p>
          </table:table-cell>
          <table:table-cell office:value-type="string">
            <text:p>serverload:</text:p>
          </table:table-cell>
          <table:table-cell office:value-type="float" office:value="1.16">
            <text:p>1.1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4698</text:p>
          </table:table-cell>
        </table:table-row>
        <table:table-row table:style-name="ro1">
          <table:table-cell office:value-type="time" office:time-value="PT18H12M45S">
            <text:p>18:12:45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do=allsubmissions&amp;sh=25&amp;fr=26</text:p>
          </table:table-cell>
          <table:table-cell office:value-type="string">
            <text:p>time:</text:p>
          </table:table-cell>
          <table:table-cell office:value-type="string">
            <text:p>0.0605s</text:p>
          </table:table-cell>
          <table:table-cell office:value-type="string">
            <text:p>dbqueries:</text:p>
          </table:table-cell>
          <table:table-cell office:value-type="float" office:value="54">
            <text:p>54</text:p>
          </table:table-cell>
          <table:table-cell office:value-type="string">
            <text:p>serverload:</text:p>
          </table:table-cell>
          <table:table-cell office:value-type="float" office:value="1.13">
            <text:p>1.1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7065&amp;do=allsubmissions</text:p>
          </table:table-cell>
        </table:table-row>
        <table:table-row table:style-name="ro1">
          <table:table-cell office:value-type="time" office:time-value="PT18H12M49S">
            <text:p>18:12:49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do=allsubmissions&amp;sh=25&amp;fr=1</text:p>
          </table:table-cell>
          <table:table-cell office:value-type="string">
            <text:p>time:</text:p>
          </table:table-cell>
          <table:table-cell office:value-type="string">
            <text:p>0.188335s</text:p>
          </table:table-cell>
          <table:table-cell office:value-type="string">
            <text:p>dbqueries:</text:p>
          </table:table-cell>
          <table:table-cell office:value-type="float" office:value="320">
            <text:p>320</text:p>
          </table:table-cell>
          <table:table-cell office:value-type="string">
            <text:p>serverload:</text:p>
          </table:table-cell>
          <table:table-cell office:value-type="float" office:value="1.12">
            <text:p>1.1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7065&amp;do=allsubmissions&amp;sh=25&amp;fr=26</text:p>
          </table:table-cell>
        </table:table-row>
        <table:table-row table:style-name="ro1">
          <table:table-cell office:value-type="time" office:time-value="PT18H13M54S">
            <text:p>18:13:54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674607%22%3B%7D</text:p>
          </table:table-cell>
          <table:table-cell office:value-type="string">
            <text:p>time:</text:p>
          </table:table-cell>
          <table:table-cell office:value-type="string">
            <text:p>1.699618s</text:p>
          </table:table-cell>
          <table:table-cell office:value-type="string">
            <text:p>dbqueries:</text:p>
          </table:table-cell>
          <table:table-cell office:value-type="float" office:value="24">
            <text:p>24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15M05S">
            <text:p>18:15:05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14790%22%3B%7D</text:p>
          </table:table-cell>
          <table:table-cell office:value-type="string">
            <text:p>time:</text:p>
          </table:table-cell>
          <table:table-cell office:value-type="string">
            <text:p>1.691181s</text:p>
          </table:table-cell>
          <table:table-cell office:value-type="string">
            <text:p>dbqueries:</text:p>
          </table:table-cell>
          <table:table-cell office:value-type="float" office:value="24">
            <text:p>24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16M17S">
            <text:p>18:16:17</text:p>
          </table:table-cell>
          <table:table-cell office:value-type="string">
            <text:p>109.144.243.253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158275s</text:p>
          </table:table-cell>
          <table:table-cell office:value-type="string">
            <text:p>dbqueries:</text:p>
          </table:table-cell>
          <table:table-cell office:value-type="float" office:value="75">
            <text:p>75</text:p>
          </table:table-cell>
          <table:table-cell office:value-type="string">
            <text:p>serverload:</text:p>
          </table:table-cell>
          <table:table-cell office:value-type="float" office:value="1">
            <text:p>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3699&amp;do=submissions</text:p>
          </table:table-cell>
        </table:table-row>
        <table:table-row table:style-name="ro1">
          <table:table-cell office:value-type="time" office:time-value="PT18H16M59S">
            <text:p>18:16:59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34570%22%3B%7D</text:p>
          </table:table-cell>
          <table:table-cell office:value-type="string">
            <text:p>time:</text:p>
          </table:table-cell>
          <table:table-cell office:value-type="string">
            <text:p>1.673918s</text:p>
          </table:table-cell>
          <table:table-cell office:value-type="string">
            <text:p>dbqueries:</text:p>
          </table:table-cell>
          <table:table-cell office:value-type="float" office:value="24">
            <text:p>24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17M14S">
            <text:p>18:17:14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18791%22%3B%7D</text:p>
          </table:table-cell>
          <table:table-cell office:value-type="string">
            <text:p>time:</text:p>
          </table:table-cell>
          <table:table-cell office:value-type="string">
            <text:p>1.810527s</text:p>
          </table:table-cell>
          <table:table-cell office:value-type="string">
            <text:p>dbqueries:</text:p>
          </table:table-cell>
          <table:table-cell office:value-type="float" office:value="21">
            <text:p>2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18M19S">
            <text:p>18:18:19</text:p>
          </table:table-cell>
          <table:table-cell office:value-type="string">
            <text:p>188.221.42.22]</text:p>
          </table:table-cell>
          <table:table-cell office:value-type="string">
            <text:p>PERF:</text:p>
          </table:table-cell>
          <table:table-cell office:value-type="string">
            <text:p>/mod/turnitintool/view.php?id=503709&amp;do=submissions&amp;update=81233889</text:p>
          </table:table-cell>
          <table:table-cell office:value-type="string">
            <text:p>time:</text:p>
          </table:table-cell>
          <table:table-cell office:value-type="string">
            <text:p>11.09594s</text:p>
          </table:table-cell>
          <table:table-cell office:value-type="string">
            <text:p>dbqueries:</text:p>
          </table:table-cell>
          <table:table-cell office:value-type="float" office:value="5429">
            <text:p>5429</text:p>
          </table:table-cell>
          <table:table-cell office:value-type="string">
            <text:p>rcache:</text:p>
          </table:table-cell>
          <table:table-cell office:value-type="string">
            <text:p>90/92</text:p>
          </table:table-cell>
          <table:table-cell table:number-columns-repeated="2"/>
        </table:table-row>
        <table:table-row table:style-name="ro1">
          <table:table-cell office:value-type="time" office:time-value="PT18H18M21S">
            <text:p>18:18:21</text:p>
          </table:table-cell>
          <table:table-cell office:value-type="string">
            <text:p>188.221.42.22]</text:p>
          </table:table-cell>
          <table:table-cell office:value-type="string">
            <text:p>PERF:</text:p>
          </table:table-cell>
          <table:table-cell office:value-type="string">
            <text:p>/mod/turnitintool/view.php?id=503709&amp;do=submissions</text:p>
          </table:table-cell>
          <table:table-cell office:value-type="string">
            <text:p>time:</text:p>
          </table:table-cell>
          <table:table-cell office:value-type="string">
            <text:p>1.725426s</text:p>
          </table:table-cell>
          <table:table-cell office:value-type="string">
            <text:p>dbqueries:</text:p>
          </table:table-cell>
          <table:table-cell office:value-type="float" office:value="36">
            <text:p>36</text:p>
          </table:table-cell>
          <table:table-cell office:value-type="string">
            <text:p>serverload:</text:p>
          </table:table-cell>
          <table:table-cell office:value-type="float" office:value="1.02">
            <text:p>1.0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03709&amp;do=submissions&amp;update=81233889</text:p>
          </table:table-cell>
        </table:table-row>
        <table:table-row table:style-name="ro1">
          <table:table-cell office:value-type="time" office:time-value="PT18H18M23S">
            <text:p>18:18:23</text:p>
          </table:table-cell>
          <table:table-cell office:value-type="string">
            <text:p>188.221.42.22]</text:p>
          </table:table-cell>
          <table:table-cell office:value-type="string">
            <text:p>PERF:</text:p>
          </table:table-cell>
          <table:table-cell office:value-type="string">
            <text:p>/theme/ucl-blue/styles.php</text:p>
          </table:table-cell>
          <table:table-cell office:value-type="string">
            <text:p>time:</text:p>
          </table:table-cell>
          <table:table-cell office:value-type="string">
            <text:p>2.086986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18M47S">
            <text:p>18:18:47</text:p>
          </table:table-cell>
          <table:table-cell office:value-type="string">
            <text:p>188.221.42.22]</text:p>
          </table:table-cell>
          <table:table-cell office:value-type="string">
            <text:p>PERF:</text:p>
          </table:table-cell>
          <table:table-cell office:value-type="string">
            <text:p>/mod/turnitintool/index.php?id=660</text:p>
          </table:table-cell>
          <table:table-cell office:value-type="string">
            <text:p>time:</text:p>
          </table:table-cell>
          <table:table-cell office:value-type="string">
            <text:p>0.036518s</text:p>
          </table:table-cell>
          <table:table-cell office:value-type="string">
            <text:p>dbqueries:</text:p>
          </table:table-cell>
          <table:table-cell office:value-type="float" office:value="28">
            <text:p>28</text:p>
          </table:table-cell>
          <table:table-cell office:value-type="string">
            <text:p>serverload:</text:p>
          </table:table-cell>
          <table:table-cell office:value-type="float" office:value="1.01">
            <text:p>1.0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03709&amp;do=submissions</text:p>
          </table:table-cell>
        </table:table-row>
        <table:table-row table:style-name="ro1">
          <table:table-cell office:value-type="time" office:time-value="PT18H18M56S">
            <text:p>18:18:56</text:p>
          </table:table-cell>
          <table:table-cell office:value-type="string">
            <text:p>188.221.42.22]</text:p>
          </table:table-cell>
          <table:table-cell office:value-type="string">
            <text:p>PERF:</text:p>
          </table:table-cell>
          <table:table-cell office:value-type="string">
            <text:p>/mod/turnitintool/view.php?id=567041</text:p>
          </table:table-cell>
          <table:table-cell office:value-type="string">
            <text:p>time:</text:p>
          </table:table-cell>
          <table:table-cell office:value-type="string">
            <text:p>1.439355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08">
            <text:p>1.0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660</text:p>
          </table:table-cell>
        </table:table-row>
        <table:table-row table:style-name="ro1">
          <table:table-cell office:value-type="time" office:time-value="PT18H19M07S">
            <text:p>18:19:07</text:p>
          </table:table-cell>
          <table:table-cell office:value-type="string">
            <text:p>188.221.42.22]</text:p>
          </table:table-cell>
          <table:table-cell office:value-type="string">
            <text:p>PERF:</text:p>
          </table:table-cell>
          <table:table-cell office:value-type="string">
            <text:p>/mod/turnitintool/view.php?id=567041&amp;do=submissions</text:p>
          </table:table-cell>
          <table:table-cell office:value-type="string">
            <text:p>time:</text:p>
          </table:table-cell>
          <table:table-cell office:value-type="string">
            <text:p>0.968685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1.07">
            <text:p>1.0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7041</text:p>
          </table:table-cell>
        </table:table-row>
        <table:table-row table:style-name="ro1">
          <table:table-cell office:value-type="time" office:time-value="PT18H19M23S">
            <text:p>18:19:23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33285%22%3B%7D</text:p>
          </table:table-cell>
          <table:table-cell office:value-type="string">
            <text:p>time:</text:p>
          </table:table-cell>
          <table:table-cell office:value-type="string">
            <text:p>1.698146s</text:p>
          </table:table-cell>
          <table:table-cell office:value-type="string">
            <text:p>dbqueries:</text:p>
          </table:table-cell>
          <table:table-cell office:value-type="float" office:value="24">
            <text:p>24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19M32S">
            <text:p>18:19:32</text:p>
          </table:table-cell>
          <table:table-cell office:value-type="string">
            <text:p>188.221.42.22]</text:p>
          </table:table-cell>
          <table:table-cell office:value-type="string">
            <text:p>PERF:</text:p>
          </table:table-cell>
          <table:table-cell office:value-type="string">
            <text:p>/course/view.php?id=660</text:p>
          </table:table-cell>
          <table:table-cell office:value-type="string">
            <text:p>time:</text:p>
          </table:table-cell>
          <table:table-cell office:value-type="string">
            <text:p>12.166502s</text:p>
          </table:table-cell>
          <table:table-cell office:value-type="string">
            <text:p>dbqueries:</text:p>
          </table:table-cell>
          <table:table-cell office:value-type="float" office:value="106">
            <text:p>106</text:p>
          </table:table-cell>
          <table:table-cell office:value-type="string">
            <text:p>serverload:</text:p>
          </table:table-cell>
          <table:table-cell office:value-type="float" office:value="1.12">
            <text:p>1.1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7041&amp;do=submissions</text:p>
          </table:table-cell>
        </table:table-row>
        <table:table-row table:style-name="ro1">
          <table:table-cell office:value-type="time" office:time-value="PT18H20M00S">
            <text:p>18:20:00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28525%22%3B%7D</text:p>
          </table:table-cell>
          <table:table-cell office:value-type="string">
            <text:p>time:</text:p>
          </table:table-cell>
          <table:table-cell office:value-type="string">
            <text:p>1.693235s</text:p>
          </table:table-cell>
          <table:table-cell office:value-type="string">
            <text:p>dbqueries:</text:p>
          </table:table-cell>
          <table:table-cell office:value-type="float" office:value="21">
            <text:p>2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20M36S">
            <text:p>18:20:36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34570%22%3B%7D</text:p>
          </table:table-cell>
          <table:table-cell office:value-type="string">
            <text:p>time:</text:p>
          </table:table-cell>
          <table:table-cell office:value-type="string">
            <text:p>1.704338s</text:p>
          </table:table-cell>
          <table:table-cell office:value-type="string">
            <text:p>dbqueries:</text:p>
          </table:table-cell>
          <table:table-cell office:value-type="float" office:value="24">
            <text:p>24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20M45S">
            <text:p>18:20:45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18791%22%3B%7D</text:p>
          </table:table-cell>
          <table:table-cell office:value-type="string">
            <text:p>time:</text:p>
          </table:table-cell>
          <table:table-cell office:value-type="string">
            <text:p>1.685032s</text:p>
          </table:table-cell>
          <table:table-cell office:value-type="string">
            <text:p>dbqueries:</text:p>
          </table:table-cell>
          <table:table-cell office:value-type="float" office:value="21">
            <text:p>2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21M09S">
            <text:p>18:21:09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728656%22%3B%7D</text:p>
          </table:table-cell>
          <table:table-cell office:value-type="string">
            <text:p>time:</text:p>
          </table:table-cell>
          <table:table-cell office:value-type="string">
            <text:p>1.670703s</text:p>
          </table:table-cell>
          <table:table-cell office:value-type="string">
            <text:p>dbqueries:</text:p>
          </table:table-cell>
          <table:table-cell office:value-type="float" office:value="21">
            <text:p>2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21M56S">
            <text:p>18:21:56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do=allsubmissions&amp;sh=0&amp;fr=1</text:p>
          </table:table-cell>
          <table:table-cell office:value-type="string">
            <text:p>time:</text:p>
          </table:table-cell>
          <table:table-cell office:value-type="string">
            <text:p>0.20078s</text:p>
          </table:table-cell>
          <table:table-cell office:value-type="string">
            <text:p>dbqueries:</text:p>
          </table:table-cell>
          <table:table-cell office:value-type="float" office:value="333">
            <text:p>333</text:p>
          </table:table-cell>
          <table:table-cell office:value-type="string">
            <text:p>serverload:</text:p>
          </table:table-cell>
          <table:table-cell office:value-type="float" office:value="1.16">
            <text:p>1.1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7065&amp;do=allsubmissions&amp;sh=25&amp;fr=1</text:p>
          </table:table-cell>
        </table:table-row>
        <table:table-row table:style-name="ro1">
          <table:table-cell office:value-type="time" office:time-value="PT18H22M24S">
            <text:p>18:22:24</text:p>
          </table:table-cell>
          <table:table-cell office:value-type="string">
            <text:p>128.40.175.28]</text:p>
          </table:table-cell>
          <table:table-cell office:value-type="string">
            <text:p>PERF:</text:p>
          </table:table-cell>
          <table:table-cell office:value-type="string">
            <text:p>/mod/turnitintool/view.php?id=567065&amp;jumppage=submission&amp;userid=1812&amp;post=O%3A8%3A%22stdClass%22%3A7%3A%7Bs%3A3%3A%22utp%22%3Bi%3A2%3Bs%3A3%3A%22tem%22%3BN%3Bs%3A3%3A%22cid%22%3Bs%3A6%3A%22201991%22%3Bs%3A3%3A%22ctl%22%3Bs%3A37%3A%22MSc+Health+Psychology+%28Moodle+201991%29%22%3Bs%3A8%3A%22assignid%22%3Bs%3A6%3A%22598859%22%3Bs%3A6%3A%22assign%22%3Bs%3A42%3A%22Research+proposal+-+Part+1+%28Moodle+598859%29%22%3Bs%3A7%3A%22paperid%22%3Bs%3A8%3A%2210677715%22%3B%7D</text:p>
          </table:table-cell>
          <table:table-cell office:value-type="string">
            <text:p>time:</text:p>
          </table:table-cell>
          <table:table-cell office:value-type="string">
            <text:p>1.688195s</text:p>
          </table:table-cell>
          <table:table-cell office:value-type="string">
            <text:p>dbqueries:</text:p>
          </table:table-cell>
          <table:table-cell office:value-type="float" office:value="21">
            <text:p>2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35M40S">
            <text:p>18:35:40</text:p>
          </table:table-cell>
          <table:table-cell office:value-type="string">
            <text:p>87.194.38.7]</text:p>
          </table:table-cell>
          <table:table-cell office:value-type="string">
            <text:p>PERF:</text:p>
          </table:table-cell>
          <table:table-cell office:value-type="string">
            <text:p>/file.php/693/MSI_coursework_cover_sheet-turnitin.doc</text:p>
          </table:table-cell>
          <table:table-cell office:value-type="string">
            <text:p>time:</text:p>
          </table:table-cell>
          <table:table-cell office:value-type="string">
            <text:p>0.151438s</text:p>
          </table:table-cell>
          <table:table-cell office:value-type="string">
            <text:p>dbqueries:</text:p>
          </table:table-cell>
          <table:table-cell office:value-type="float" office:value="6">
            <text:p>6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35M53S">
            <text:p>18:35:53</text:p>
          </table:table-cell>
          <table:table-cell office:value-type="string">
            <text:p>87.194.38.7]</text:p>
          </table:table-cell>
          <table:table-cell office:value-type="string">
            <text:p>PERF:</text:p>
          </table:table-cell>
          <table:table-cell office:value-type="string">
            <text:p>/file.php/693/MSI_coursework_cover_sheet-turnitin.doc</text:p>
          </table:table-cell>
          <table:table-cell office:value-type="string">
            <text:p>time:</text:p>
          </table:table-cell>
          <table:table-cell office:value-type="string">
            <text:p>0.014542s</text:p>
          </table:table-cell>
          <table:table-cell office:value-type="string">
            <text:p>dbqueries:</text:p>
          </table:table-cell>
          <table:table-cell office:value-type="float" office:value="4">
            <text:p>4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37M50S">
            <text:p>18:37:50</text:p>
          </table:table-cell>
          <table:table-cell office:value-type="string">
            <text:p>2.122.7.7]</text:p>
          </table:table-cell>
          <table:table-cell office:value-type="string">
            <text:p>PERF:</text:p>
          </table:table-cell>
          <table:table-cell office:value-type="string">
            <text:p>/mod/turnitintool/view.php?id=509157</text:p>
          </table:table-cell>
          <table:table-cell office:value-type="string">
            <text:p>time:</text:p>
          </table:table-cell>
          <table:table-cell office:value-type="string">
            <text:p>0.390641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27">
            <text:p>1.27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9823</text:p>
          </table:table-cell>
        </table:table-row>
        <table:table-row table:style-name="ro1">
          <table:table-cell office:value-type="time" office:time-value="PT18H38M18S">
            <text:p>18:38:18</text:p>
          </table:table-cell>
          <table:table-cell office:value-type="string">
            <text:p>2.122.7.7]</text:p>
          </table:table-cell>
          <table:table-cell office:value-type="string">
            <text:p>PERF:</text:p>
          </table:table-cell>
          <table:table-cell office:value-type="string">
            <text:p>/mod/turnitintool/view.php?id=559709</text:p>
          </table:table-cell>
          <table:table-cell office:value-type="string">
            <text:p>time:</text:p>
          </table:table-cell>
          <table:table-cell office:value-type="string">
            <text:p>0.29868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3">
            <text:p>1.3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9823</text:p>
          </table:table-cell>
        </table:table-row>
        <table:table-row table:style-name="ro1">
          <table:table-cell office:value-type="time" office:time-value="PT18H38M31S">
            <text:p>18:38:31</text:p>
          </table:table-cell>
          <table:table-cell office:value-type="string">
            <text:p>2.122.7.7]</text:p>
          </table:table-cell>
          <table:table-cell office:value-type="string">
            <text:p>PERF:</text:p>
          </table:table-cell>
          <table:table-cell office:value-type="string">
            <text:p>/mod/turnitintool/view.php?id=559709</text:p>
          </table:table-cell>
          <table:table-cell office:value-type="string">
            <text:p>time:</text:p>
          </table:table-cell>
          <table:table-cell office:value-type="string">
            <text:p>0.285935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3">
            <text:p>1.3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9823</text:p>
          </table:table-cell>
        </table:table-row>
        <table:table-row table:style-name="ro1">
          <table:table-cell office:value-type="time" office:time-value="PT18H39M00S">
            <text:p>18:39:00</text:p>
          </table:table-cell>
          <table:table-cell office:value-type="string">
            <text:p>109.175.226.105]</text:p>
          </table:table-cell>
          <table:table-cell office:value-type="string">
            <text:p>PERF:</text:p>
          </table:table-cell>
          <table:table-cell office:value-type="string">
            <text:p>/mod/turnitintool/view.php?id=308118</text:p>
          </table:table-cell>
          <table:table-cell office:value-type="string">
            <text:p>time:</text:p>
          </table:table-cell>
          <table:table-cell office:value-type="string">
            <text:p>0.060864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3">
            <text:p>1.3</text:p>
          </table:table-cell>
          <table:table-cell office:value-type="string">
            <text:p>referer:</text:p>
          </table:table-cell>
          <table:table-cell office:value-type="string">
            <text:p>http://moodle.ucl.ac.uk/grade/report/user/index.php?id=3681</text:p>
          </table:table-cell>
        </table:table-row>
        <table:table-row table:style-name="ro1">
          <table:table-cell office:value-type="time" office:time-value="PT18H39M06S">
            <text:p>18:39:06</text:p>
          </table:table-cell>
          <table:table-cell office:value-type="string">
            <text:p>109.175.226.105]</text:p>
          </table:table-cell>
          <table:table-cell office:value-type="string">
            <text:p>PERF:</text:p>
          </table:table-cell>
          <table:table-cell office:value-type="string">
            <text:p>/mod/turnitintool/view.php?id=349479</text:p>
          </table:table-cell>
          <table:table-cell office:value-type="string">
            <text:p>time:</text:p>
          </table:table-cell>
          <table:table-cell office:value-type="string">
            <text:p>0.046746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27">
            <text:p>1.27</text:p>
          </table:table-cell>
          <table:table-cell office:value-type="string">
            <text:p>referer:</text:p>
          </table:table-cell>
          <table:table-cell office:value-type="string">
            <text:p>http://moodle.ucl.ac.uk/grade/report/user/index.php?id=3681</text:p>
          </table:table-cell>
        </table:table-row>
        <table:table-row table:style-name="ro1">
          <table:table-cell office:value-type="time" office:time-value="PT18H39M19S">
            <text:p>18:39:19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</text:p>
          </table:table-cell>
          <table:table-cell office:value-type="string">
            <text:p>time:</text:p>
          </table:table-cell>
          <table:table-cell office:value-type="string">
            <text:p>0.06468s</text:p>
          </table:table-cell>
          <table:table-cell office:value-type="string">
            <text:p>dbqueries:</text:p>
          </table:table-cell>
          <table:table-cell office:value-type="float" office:value="24">
            <text:p>24</text:p>
          </table:table-cell>
          <table:table-cell office:value-type="string">
            <text:p>serverload:</text:p>
          </table:table-cell>
          <table:table-cell office:value-type="float" office:value="1.23">
            <text:p>1.23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1115</text:p>
          </table:table-cell>
        </table:table-row>
        <table:table-row table:style-name="ro1">
          <table:table-cell office:value-type="time" office:time-value="PT18H39M38S">
            <text:p>18:39:38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submissions</text:p>
          </table:table-cell>
          <table:table-cell office:value-type="string">
            <text:p>time:</text:p>
          </table:table-cell>
          <table:table-cell office:value-type="string">
            <text:p>16.811477s</text:p>
          </table:table-cell>
          <table:table-cell office:value-type="string">
            <text:p>dbqueries:</text:p>
          </table:table-cell>
          <table:table-cell office:value-type="float" office:value="2119">
            <text:p>2119</text:p>
          </table:table-cell>
          <table:table-cell office:value-type="string">
            <text:p>serverload:</text:p>
          </table:table-cell>
          <table:table-cell office:value-type="float" office:value="1.16">
            <text:p>1.1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7389</text:p>
          </table:table-cell>
        </table:table-row>
        <table:table-row table:style-name="ro1">
          <table:table-cell office:value-type="time" office:time-value="PT18H41M38S">
            <text:p>18:41:38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0.251241s</text:p>
          </table:table-cell>
          <table:table-cell office:value-type="string">
            <text:p>dbqueries:</text:p>
          </table:table-cell>
          <table:table-cell office:value-type="float" office:value="237">
            <text:p>237</text:p>
          </table:table-cell>
          <table:table-cell office:value-type="string">
            <text:p>serverload:</text:p>
          </table:table-cell>
          <table:table-cell office:value-type="float" office:value="1.17">
            <text:p>1.1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7389&amp;do=submissions</text:p>
          </table:table-cell>
        </table:table-row>
        <table:table-row table:style-name="ro1">
          <table:table-cell office:value-type="time" office:time-value="PT18H42M42S">
            <text:p>18:42:42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7.639674s</text:p>
          </table:table-cell>
          <table:table-cell office:value-type="string">
            <text:p>dbqueries:</text:p>
          </table:table-cell>
          <table:table-cell office:value-type="float" office:value="332">
            <text:p>332</text:p>
          </table:table-cell>
          <table:table-cell office:value-type="string">
            <text:p>rcache:</text:p>
          </table:table-cell>
          <table:table-cell table:style-name="ce2" office:value-type="date" office:date-value="2025-05-01">
            <text:p>01/05/25</text:p>
          </table:table-cell>
          <table:table-cell table:number-columns-repeated="2"/>
        </table:table-row>
        <table:table-row table:style-name="ro1">
          <table:table-cell office:value-type="time" office:time-value="PT18H42M42S">
            <text:p>18:42:42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theme/ucl-blue/styles.php</text:p>
          </table:table-cell>
          <table:table-cell office:value-type="string">
            <text:p>time:</text:p>
          </table:table-cell>
          <table:table-cell office:value-type="string">
            <text:p>0.019331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42M42S">
            <text:p>18:42:42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0.24935s</text:p>
          </table:table-cell>
          <table:table-cell office:value-type="string">
            <text:p>dbqueries:</text:p>
          </table:table-cell>
          <table:table-cell office:value-type="float" office:value="241">
            <text:p>241</text:p>
          </table:table-cell>
          <table:table-cell office:value-type="string">
            <text:p>serverload:</text:p>
          </table:table-cell>
          <table:table-cell office:value-type="float" office:value="1.18">
            <text:p>1.1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7389&amp;do=allsubmissions</text:p>
          </table:table-cell>
        </table:table-row>
        <table:table-row table:style-name="ro1">
          <table:table-cell office:value-type="time" office:time-value="PT18H42M51S">
            <text:p>18:42:51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jumppage=submission&amp;userid=97584&amp;post=O%3A8%3A%22stdClass%22%3A7%3A%7Bs%3A3%3A%22utp%22%3Bi%3A2%3Bs%3A3%3A%22tem%22%3BN%3Bs%3A3%3A%22cid%22%3Bs%3A6%3A%22209519%22%3Bs%3A3%3A%22ctl%22%3Bs%3A76%3A%22Construction+and+Project+Management+Student+Assessment+Space+%28Moodle+209519%29%22%3Bs%3A8%3A%22assignid%22%3Bs%3A6%3A%22444544%22%3Bs%3A6%3A%22assign%22%3Bs%3A64%3A%22ENVS3008+Final+Dissertation+-+Final+Dissertation+%28Moodle+444544%29%22%3Bs%3A7%3A%22paperid%22%3Bs%3A8%3A%2210862868%22%3B%7D</text:p>
          </table:table-cell>
          <table:table-cell office:value-type="string">
            <text:p>time:</text:p>
          </table:table-cell>
          <table:table-cell office:value-type="string">
            <text:p>1.680785s</text:p>
          </table:table-cell>
          <table:table-cell office:value-type="string">
            <text:p>dbqueries:</text:p>
          </table:table-cell>
          <table:table-cell office:value-type="float" office:value="17">
            <text:p>17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46M58S">
            <text:p>18:46:58</text:p>
          </table:table-cell>
          <table:table-cell office:value-type="string">
            <text:p>109.175.226.105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139266s</text:p>
          </table:table-cell>
          <table:table-cell office:value-type="string">
            <text:p>dbqueries:</text:p>
          </table:table-cell>
          <table:table-cell office:value-type="float" office:value="92">
            <text:p>92</text:p>
          </table:table-cell>
          <table:table-cell office:value-type="string">
            <text:p>serverload:</text:p>
          </table:table-cell>
          <table:table-cell office:value-type="float" office:value="0.14">
            <text:p>0.1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49479</text:p>
          </table:table-cell>
        </table:table-row>
        <table:table-row table:style-name="ro1">
          <table:table-cell office:value-type="time" office:time-value="PT18H47M43S">
            <text:p>18:47:43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7.985898s</text:p>
          </table:table-cell>
          <table:table-cell office:value-type="string">
            <text:p>dbqueries:</text:p>
          </table:table-cell>
          <table:table-cell office:value-type="float" office:value="341">
            <text:p>341</text:p>
          </table:table-cell>
          <table:table-cell office:value-type="string">
            <text:p>rcache:</text:p>
          </table:table-cell>
          <table:table-cell table:style-name="ce2" office:value-type="date" office:date-value="2025-06-01">
            <text:p>01/06/25</text:p>
          </table:table-cell>
          <table:table-cell table:number-columns-repeated="2"/>
        </table:table-row>
        <table:table-row table:style-name="ro1">
          <table:table-cell office:value-type="time" office:time-value="PT18H47M43S">
            <text:p>18:47:43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theme/ucl-blue/styles.php</text:p>
          </table:table-cell>
          <table:table-cell office:value-type="string">
            <text:p>time:</text:p>
          </table:table-cell>
          <table:table-cell office:value-type="string">
            <text:p>0.017986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47M43S">
            <text:p>18:47:43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0.246749s</text:p>
          </table:table-cell>
          <table:table-cell office:value-type="string">
            <text:p>dbqueries:</text:p>
          </table:table-cell>
          <table:table-cell office:value-type="float" office:value="238">
            <text:p>238</text:p>
          </table:table-cell>
          <table:table-cell office:value-type="string">
            <text:p>serverload:</text:p>
          </table:table-cell>
          <table:table-cell office:value-type="float" office:value="0.21">
            <text:p>0.2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7389&amp;do=allsubmissions</text:p>
          </table:table-cell>
        </table:table-row>
        <table:table-row table:style-name="ro1">
          <table:table-cell office:value-type="time" office:time-value="PT18H48M01S">
            <text:p>18:48:01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7.014329s</text:p>
          </table:table-cell>
          <table:table-cell office:value-type="string">
            <text:p>dbqueries:</text:p>
          </table:table-cell>
          <table:table-cell office:value-type="float" office:value="345">
            <text:p>345</text:p>
          </table:table-cell>
          <table:table-cell office:value-type="string">
            <text:p>rcache:</text:p>
          </table:table-cell>
          <table:table-cell table:style-name="ce2" office:value-type="date" office:date-value="2025-07-01">
            <text:p>01/07/25</text:p>
          </table:table-cell>
          <table:table-cell table:number-columns-repeated="2"/>
        </table:table-row>
        <table:table-row table:style-name="ro1">
          <table:table-cell office:value-type="time" office:time-value="PT18H48M01S">
            <text:p>18:48:01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0.240289s</text:p>
          </table:table-cell>
          <table:table-cell office:value-type="string">
            <text:p>dbqueries:</text:p>
          </table:table-cell>
          <table:table-cell office:value-type="float" office:value="238">
            <text:p>238</text:p>
          </table:table-cell>
          <table:table-cell office:value-type="string">
            <text:p>serverload:</text:p>
          </table:table-cell>
          <table:table-cell office:value-type="float" office:value="0.15">
            <text:p>0.1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7389&amp;do=allsubmissions</text:p>
          </table:table-cell>
        </table:table-row>
        <table:table-row table:style-name="ro1">
          <table:table-cell office:value-type="time" office:time-value="PT18H49M19S">
            <text:p>18:49:19</text:p>
          </table:table-cell>
          <table:table-cell office:value-type="string">
            <text:p>87.194.38.7]</text:p>
          </table:table-cell>
          <table:table-cell office:value-type="string">
            <text:p>PERF:</text:p>
          </table:table-cell>
          <table:table-cell office:value-type="string">
            <text:p>/mod/turnitintool/view.php?id=554369</text:p>
          </table:table-cell>
          <table:table-cell office:value-type="string">
            <text:p>time:</text:p>
          </table:table-cell>
          <table:table-cell office:value-type="string">
            <text:p>0.046598s</text:p>
          </table:table-cell>
          <table:table-cell office:value-type="string">
            <text:p>dbqueries:</text:p>
          </table:table-cell>
          <table:table-cell office:value-type="float" office:value="21">
            <text:p>21</text:p>
          </table:table-cell>
          <table:table-cell office:value-type="string">
            <text:p>serverload:</text:p>
          </table:table-cell>
          <table:table-cell office:value-type="float" office:value="0.04">
            <text:p>0.04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983</text:p>
          </table:table-cell>
        </table:table-row>
        <table:table-row table:style-name="ro1">
          <table:table-cell office:value-type="time" office:time-value="PT18H49M38S">
            <text:p>18:49:38</text:p>
          </table:table-cell>
          <table:table-cell office:value-type="string">
            <text:p>87.194.38.7]</text:p>
          </table:table-cell>
          <table:table-cell office:value-type="string">
            <text:p>PERF:</text:p>
          </table:table-cell>
          <table:table-cell office:value-type="string">
            <text:p>/mod/turnitintool/view.php?id=554369&amp;do=submissions</text:p>
          </table:table-cell>
          <table:table-cell office:value-type="string">
            <text:p>time:</text:p>
          </table:table-cell>
          <table:table-cell office:value-type="string">
            <text:p>5.729832s</text:p>
          </table:table-cell>
          <table:table-cell office:value-type="string">
            <text:p>dbqueries:</text:p>
          </table:table-cell>
          <table:table-cell office:value-type="float" office:value="1048">
            <text:p>1048</text:p>
          </table:table-cell>
          <table:table-cell office:value-type="string">
            <text:p>serverload:</text:p>
          </table:table-cell>
          <table:table-cell office:value-type="float" office:value="0.1">
            <text:p>0.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4369</text:p>
          </table:table-cell>
        </table:table-row>
        <table:table-row table:style-name="ro1">
          <table:table-cell office:value-type="time" office:time-value="PT18H49M40S">
            <text:p>18:49:40</text:p>
          </table:table-cell>
          <table:table-cell office:value-type="string">
            <text:p>87.194.38.7]</text:p>
          </table:table-cell>
          <table:table-cell office:value-type="string">
            <text:p>PERF:</text:p>
          </table:table-cell>
          <table:table-cell office:value-type="string">
            <text:p>/mod/turnitintool/view.php?id=554369&amp;do=submissions</text:p>
          </table:table-cell>
          <table:table-cell office:value-type="string">
            <text:p>time:</text:p>
          </table:table-cell>
          <table:table-cell office:value-type="string">
            <text:p>5.296439s</text:p>
          </table:table-cell>
          <table:table-cell office:value-type="string">
            <text:p>dbqueries:</text:p>
          </table:table-cell>
          <table:table-cell office:value-type="float" office:value="1053">
            <text:p>1053</text:p>
          </table:table-cell>
          <table:table-cell office:value-type="string">
            <text:p>serverload:</text:p>
          </table:table-cell>
          <table:table-cell office:value-type="float" office:value="0.1">
            <text:p>0.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4369</text:p>
          </table:table-cell>
        </table:table-row>
        <table:table-row table:style-name="ro1">
          <table:table-cell office:value-type="time" office:time-value="PT18H51M58S">
            <text:p>18:51:58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8.101049s</text:p>
          </table:table-cell>
          <table:table-cell office:value-type="string">
            <text:p>dbqueries:</text:p>
          </table:table-cell>
          <table:table-cell office:value-type="float" office:value="356">
            <text:p>356</text:p>
          </table:table-cell>
          <table:table-cell office:value-type="string">
            <text:p>rcache:</text:p>
          </table:table-cell>
          <table:table-cell table:style-name="ce2" office:value-type="date" office:date-value="2025-08-01">
            <text:p>01/08/25</text:p>
          </table:table-cell>
          <table:table-cell table:number-columns-repeated="2"/>
        </table:table-row>
        <table:table-row table:style-name="ro1">
          <table:table-cell office:value-type="time" office:time-value="PT18H51M58S">
            <text:p>18:51:58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theme/ucl-blue/styles.php</text:p>
          </table:table-cell>
          <table:table-cell office:value-type="string">
            <text:p>time:</text:p>
          </table:table-cell>
          <table:table-cell office:value-type="string">
            <text:p>0.017846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8H51M58S">
            <text:p>18:51:58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do=allsubmissions</text:p>
          </table:table-cell>
          <table:table-cell office:value-type="string">
            <text:p>time:</text:p>
          </table:table-cell>
          <table:table-cell office:value-type="string">
            <text:p>0.242554s</text:p>
          </table:table-cell>
          <table:table-cell office:value-type="string">
            <text:p>dbqueries:</text:p>
          </table:table-cell>
          <table:table-cell office:value-type="float" office:value="238">
            <text:p>238</text:p>
          </table:table-cell>
          <table:table-cell office:value-type="string">
            <text:p>serverload:</text:p>
          </table:table-cell>
          <table:table-cell office:value-type="float" office:value="0.06">
            <text:p>0.0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7389&amp;do=allsubmissions</text:p>
          </table:table-cell>
        </table:table-row>
        <table:table-row table:style-name="ro1">
          <table:table-cell office:value-type="time" office:time-value="PT18H52M54S">
            <text:p>18:52:54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jumppage=submission&amp;userid=97584&amp;post=O%3A8%3A%22stdClass%22%3A7%3A%7Bs%3A3%3A%22utp%22%3Bi%3A2%3Bs%3A3%3A%22tem%22%3BN%3Bs%3A3%3A%22cid%22%3Bs%3A6%3A%22209519%22%3Bs%3A3%3A%22ctl%22%3Bs%3A76%3A%22Construction+and+Project+Management+Student+Assessment+Space+%28Moodle+209519%29%22%3Bs%3A8%3A%22assignid%22%3Bs%3A6%3A%22444544%22%3Bs%3A6%3A%22assign%22%3Bs%3A64%3A%22ENVS3008+Final+Dissertation+-+Final+Dissertation+%28Moodle+444544%29%22%3Bs%3A7%3A%22paperid%22%3Bs%3A8%3A%2210837489%22%3B%7D</text:p>
          </table:table-cell>
          <table:table-cell office:value-type="string">
            <text:p>time:</text:p>
          </table:table-cell>
          <table:table-cell office:value-type="string">
            <text:p>1.751948s</text:p>
          </table:table-cell>
          <table:table-cell office:value-type="string">
            <text:p>dbqueries:</text:p>
          </table:table-cell>
          <table:table-cell office:value-type="float" office:value="20">
            <text:p>20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56M28S">
            <text:p>18:56:28</text:p>
          </table:table-cell>
          <table:table-cell office:value-type="string">
            <text:p>128.40.150.95]</text:p>
          </table:table-cell>
          <table:table-cell office:value-type="string">
            <text:p>PERF:</text:p>
          </table:table-cell>
          <table:table-cell office:value-type="string">
            <text:p>/mod/turnitintool/view.php?id=417389&amp;jumppage=submission&amp;userid=97584&amp;post=O%3A8%3A%22stdClass%22%3A7%3A%7Bs%3A3%3A%22utp%22%3Bi%3A2%3Bs%3A3%3A%22tem%22%3BN%3Bs%3A3%3A%22cid%22%3Bs%3A6%3A%22209519%22%3Bs%3A3%3A%22ctl%22%3Bs%3A76%3A%22Construction+and+Project+Management+Student+Assessment+Space+%28Moodle+209519%29%22%3Bs%3A8%3A%22assignid%22%3Bs%3A6%3A%22444544%22%3Bs%3A6%3A%22assign%22%3Bs%3A64%3A%22ENVS3008+Final+Dissertation+-+Final+Dissertation+%28Moodle+444544%29%22%3Bs%3A7%3A%22paperid%22%3Bs%3A8%3A%2210845721%22%3B%7D</text:p>
          </table:table-cell>
          <table:table-cell office:value-type="string">
            <text:p>time:</text:p>
          </table:table-cell>
          <table:table-cell office:value-type="string">
            <text:p>1.692173s</text:p>
          </table:table-cell>
          <table:table-cell office:value-type="string">
            <text:p>dbqueries:</text:p>
          </table:table-cell>
          <table:table-cell office:value-type="float" office:value="20">
            <text:p>20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56M46S">
            <text:p>18:56:46</text:p>
          </table:table-cell>
          <table:table-cell office:value-type="string">
            <text:p>82.132.210.214]</text:p>
          </table:table-cell>
          <table:table-cell office:value-type="string">
            <text:p>PERF:</text:p>
          </table:table-cell>
          <table:table-cell office:value-type="string">
            <text:p>/mod/turnitintool/index.php?id=12555</text:p>
          </table:table-cell>
          <table:table-cell office:value-type="string">
            <text:p>time:</text:p>
          </table:table-cell>
          <table:table-cell office:value-type="string">
            <text:p>0.032632s</text:p>
          </table:table-cell>
          <table:table-cell office:value-type="string">
            <text:p>dbqueries:</text:p>
          </table:table-cell>
          <table:table-cell office:value-type="float" office:value="13">
            <text:p>13</text:p>
          </table:table-cell>
          <table:table-cell office:value-type="string">
            <text:p>serverload:</text:p>
          </table:table-cell>
          <table:table-cell office:value-type="float" office:value="0.22">
            <text:p>0.22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2555</text:p>
          </table:table-cell>
        </table:table-row>
        <table:table-row table:style-name="ro1">
          <table:table-cell office:value-type="time" office:time-value="PT18H56M48S">
            <text:p>18:56:48</text:p>
          </table:table-cell>
          <table:table-cell office:value-type="string">
            <text:p>82.132.210.214]</text:p>
          </table:table-cell>
          <table:table-cell office:value-type="string">
            <text:p>PERF:</text:p>
          </table:table-cell>
          <table:table-cell office:value-type="string">
            <text:p>/mod/turnitintool/view.php?id=561365</text:p>
          </table:table-cell>
          <table:table-cell office:value-type="string">
            <text:p>time:</text:p>
          </table:table-cell>
          <table:table-cell office:value-type="string">
            <text:p>0.035364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0.2">
            <text:p>0.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2555</text:p>
          </table:table-cell>
        </table:table-row>
        <table:table-row table:style-name="ro1">
          <table:table-cell office:value-type="time" office:time-value="PT18H56M52S">
            <text:p>18:56:52</text:p>
          </table:table-cell>
          <table:table-cell office:value-type="string">
            <text:p>82.132.210.214]</text:p>
          </table:table-cell>
          <table:table-cell office:value-type="string">
            <text:p>PERF:</text:p>
          </table:table-cell>
          <table:table-cell office:value-type="string">
            <text:p>/mod/turnitintool/view.php?id=561365&amp;do=submissions</text:p>
          </table:table-cell>
          <table:table-cell office:value-type="string">
            <text:p>time:</text:p>
          </table:table-cell>
          <table:table-cell office:value-type="string">
            <text:p>0.045664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0.18">
            <text:p>0.1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1365</text:p>
          </table:table-cell>
        </table:table-row>
        <table:table-row table:style-name="ro1">
          <table:table-cell office:value-type="time" office:time-value="PT18H56M59S">
            <text:p>18:56:59</text:p>
          </table:table-cell>
          <table:table-cell office:value-type="string">
            <text:p>82.132.210.214]</text:p>
          </table:table-cell>
          <table:table-cell office:value-type="string">
            <text:p>PERF:</text:p>
          </table:table-cell>
          <table:table-cell office:value-type="string">
            <text:p>/mod/turnitintool/view.php?id=561365&amp;jumppage=grade&amp;userid=108701&amp;post=O%3A8%3A%22stdClass%22%3A3%3A%7Bs%3A3%3A%22utp%22%3Bi%3A1%3Bs%3A3%3A%22tem%22%3Bs%3A23%3A%22jonathan.agar%40ucl.ac.uk%22%3Bs%3A7%3A%22paperid%22%3Bs%3A8%3A%2210216383%22%3B%7D</text:p>
          </table:table-cell>
          <table:table-cell office:value-type="string">
            <text:p>time:</text:p>
          </table:table-cell>
          <table:table-cell office:value-type="string">
            <text:p>1.657735s</text:p>
          </table:table-cell>
          <table:table-cell office:value-type="string">
            <text:p>dbqueries:</text:p>
          </table:table-cell>
          <table:table-cell office:value-type="float" office:value="12">
            <text:p>12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8H57M35S">
            <text:p>18:57:35</text:p>
          </table:table-cell>
          <table:table-cell office:value-type="string">
            <text:p>82.132.210.214]</text:p>
          </table:table-cell>
          <table:table-cell office:value-type="string">
            <text:p>PERF:</text:p>
          </table:table-cell>
          <table:table-cell office:value-type="string">
            <text:p>/mod/turnitintool/view.php?id=561365&amp;do=submissions&amp;update=81245151</text:p>
          </table:table-cell>
          <table:table-cell office:value-type="string">
            <text:p>time:</text:p>
          </table:table-cell>
          <table:table-cell office:value-type="string">
            <text:p>5.751323s</text:p>
          </table:table-cell>
          <table:table-cell office:value-type="string">
            <text:p>dbqueries:</text:p>
          </table:table-cell>
          <table:table-cell office:value-type="float" office:value="1241">
            <text:p>1241</text:p>
          </table:table-cell>
          <table:table-cell office:value-type="string">
            <text:p>rcache:</text:p>
          </table:table-cell>
          <table:table-cell office:value-type="string">
            <text:p>37/39</text:p>
          </table:table-cell>
          <table:table-cell table:number-columns-repeated="2"/>
        </table:table-row>
        <table:table-row table:style-name="ro1">
          <table:table-cell office:value-type="time" office:time-value="PT19H00M12S">
            <text:p>19:00:12</text:p>
          </table:table-cell>
          <table:table-cell office:value-type="string">
            <text:p>92.234.49.37]</text:p>
          </table:table-cell>
          <table:table-cell office:value-type="string">
            <text:p>PERF:</text:p>
          </table:table-cell>
          <table:table-cell office:value-type="string">
            <text:p>/mod/turnitintool/view.php?id=399641</text:p>
          </table:table-cell>
          <table:table-cell office:value-type="string">
            <text:p>time:</text:p>
          </table:table-cell>
          <table:table-cell office:value-type="string">
            <text:p>0.038985s</text:p>
          </table:table-cell>
          <table:table-cell office:value-type="string">
            <text:p>dbqueries:</text:p>
          </table:table-cell>
          <table:table-cell office:value-type="float" office:value="23">
            <text:p>23</text:p>
          </table:table-cell>
          <table:table-cell office:value-type="string">
            <text:p>serverload:</text:p>
          </table:table-cell>
          <table:table-cell office:value-type="float" office:value="0.22">
            <text:p>0.22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0513</text:p>
          </table:table-cell>
        </table:table-row>
        <table:table-row table:style-name="ro1">
          <table:table-cell office:value-type="time" office:time-value="PT19H00M14S">
            <text:p>19:00:14</text:p>
          </table:table-cell>
          <table:table-cell office:value-type="string">
            <text:p>92.234.49.37]</text:p>
          </table:table-cell>
          <table:table-cell office:value-type="string">
            <text:p>PERF:</text:p>
          </table:table-cell>
          <table:table-cell office:value-type="string">
            <text:p>/mod/turnitintool/view.php?id=399641&amp;do=submissions</text:p>
          </table:table-cell>
          <table:table-cell office:value-type="string">
            <text:p>time:</text:p>
          </table:table-cell>
          <table:table-cell office:value-type="string">
            <text:p>0.052015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0.2">
            <text:p>0.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9641</text:p>
          </table:table-cell>
        </table:table-row>
        <table:table-row table:style-name="ro1">
          <table:table-cell office:value-type="time" office:time-value="PT19H00M18S">
            <text:p>19:00:18</text:p>
          </table:table-cell>
          <table:table-cell office:value-type="string">
            <text:p>92.234.49.37]</text:p>
          </table:table-cell>
          <table:table-cell office:value-type="string">
            <text:p>PERF:</text:p>
          </table:table-cell>
          <table:table-cell office:value-type="string">
            <text:p>/mod/turnitintool/view.php?id=399641&amp;jumppage=grade&amp;userid=49023&amp;post=O%3A8%3A%22stdClass%22%3A3%3A%7Bs%3A3%3A%22utp%22%3Bi%3A1%3Bs%3A3%3A%22tem%22%3Bs%3A26%3A%22james.cunningham%40ucl.ac.uk%22%3Bs%3A7%3A%22paperid%22%3Bs%3A8%3A%2210004236%22%3B%7D</text:p>
          </table:table-cell>
          <table:table-cell office:value-type="string">
            <text:p>time:</text:p>
          </table:table-cell>
          <table:table-cell office:value-type="string">
            <text:p>1.636938s</text:p>
          </table:table-cell>
          <table:table-cell office:value-type="string">
            <text:p>dbqueries:</text:p>
          </table:table-cell>
          <table:table-cell office:value-type="float" office:value="11">
            <text:p>1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00M20S">
            <text:p>19:00:20</text:p>
          </table:table-cell>
          <table:table-cell office:value-type="string">
            <text:p>92.234.49.37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301169s</text:p>
          </table:table-cell>
          <table:table-cell office:value-type="string">
            <text:p>dbqueries:</text:p>
          </table:table-cell>
          <table:table-cell office:value-type="float" office:value="134">
            <text:p>134</text:p>
          </table:table-cell>
          <table:table-cell office:value-type="string">
            <text:p>serverload:</text:p>
          </table:table-cell>
          <table:table-cell office:value-type="float" office:value="0.26">
            <text:p>0.2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9641&amp;do=submissions</text:p>
          </table:table-cell>
        </table:table-row>
        <table:table-row table:style-name="ro1">
          <table:table-cell office:value-type="time" office:time-value="PT19H04M37S">
            <text:p>19:04:37</text:p>
          </table:table-cell>
          <table:table-cell office:value-type="string">
            <text:p>128.40.193.154]</text:p>
          </table:table-cell>
          <table:table-cell office:value-type="string">
            <text:p>PERF:</text:p>
          </table:table-cell>
          <table:table-cell office:value-type="string">
            <text:p>/mod/turnitintool/view.php?id=427439</text:p>
          </table:table-cell>
          <table:table-cell office:value-type="string">
            <text:p>time:</text:p>
          </table:table-cell>
          <table:table-cell office:value-type="string">
            <text:p>0.054113s</text:p>
          </table:table-cell>
          <table:table-cell office:value-type="string">
            <text:p>dbqueries:</text:p>
          </table:table-cell>
          <table:table-cell office:value-type="float" office:value="26">
            <text:p>26</text:p>
          </table:table-cell>
          <table:table-cell office:value-type="string">
            <text:p>serverload: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 office:value-type="time" office:time-value="PT19H04M37S">
            <text:p>19:04:37</text:p>
          </table:table-cell>
          <table:table-cell office:value-type="string">
            <text:p>128.40.193.154]</text:p>
          </table:table-cell>
          <table:table-cell office:value-type="string">
            <text:p>PERF:</text:p>
          </table:table-cell>
          <table:table-cell office:value-type="string">
            <text:p>/login/environment.php?sesskey=iI6KrdsEVP&amp;flashversion=10.1.53</text:p>
          </table:table-cell>
          <table:table-cell office:value-type="string">
            <text:p>time:</text:p>
          </table:table-cell>
          <table:table-cell office:value-type="string">
            <text:p>0.012436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9H04M47S">
            <text:p>19:04:47</text:p>
          </table:table-cell>
          <table:table-cell office:value-type="string">
            <text:p>128.40.193.154]</text:p>
          </table:table-cell>
          <table:table-cell office:value-type="string">
            <text:p>PERF:</text:p>
          </table:table-cell>
          <table:table-cell office:value-type="string">
            <text:p>/mod/turnitintool/view.php?id=427439&amp;do=submissions</text:p>
          </table:table-cell>
          <table:table-cell office:value-type="string">
            <text:p>time:</text:p>
          </table:table-cell>
          <table:table-cell office:value-type="string">
            <text:p>8.040193s</text:p>
          </table:table-cell>
          <table:table-cell office:value-type="string">
            <text:p>dbqueries:</text:p>
          </table:table-cell>
          <table:table-cell office:value-type="float" office:value="1377">
            <text:p>1377</text:p>
          </table:table-cell>
          <table:table-cell office:value-type="string">
            <text:p>serverload:</text:p>
          </table:table-cell>
          <table:table-cell office:value-type="float" office:value="0.36">
            <text:p>0.3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7439</text:p>
          </table:table-cell>
        </table:table-row>
        <table:table-row table:style-name="ro1">
          <table:table-cell office:value-type="time" office:time-value="PT19H05M09S">
            <text:p>19:05:09</text:p>
          </table:table-cell>
          <table:table-cell office:value-type="string">
            <text:p>128.40.193.154]</text:p>
          </table:table-cell>
          <table:table-cell office:value-type="string">
            <text:p>PERF:</text:p>
          </table:table-cell>
          <table:table-cell office:value-type="string">
            <text:p>/mod/turnitintool/view.php?id=427439&amp;jumppage=download&amp;userid=112257&amp;post=O%3A8%3A%22stdClass%22%3A7%3A%7Bs%3A3%3A%22utp%22%3Bi%3A1%3Bs%3A3%3A%22tem%22%3Bs%3A25%3A%22george.burridge%40ucl.ac.uk%22%3Bs%3A3%3A%22cid%22%3Bs%3A6%3A%22209519%22%3Bs%3A3%3A%22ctl%22%3Bs%3A76%3A%22Construction+and+Project+Management+Student+Assessment+Space+%28Moodle+209519%29%22%3Bs%3A8%3A%22assignid%22%3Bs%3A6%3A%22449923%22%3Bs%3A6%3A%22assign%22%3Bs%3A53%3A%22BENVGPMB+Term+Paper+-+Main+submission+%28Moodle+449923%29%22%3Bs%3A7%3A%22paperid%22%3Bs%3A8%3A%2210151595%22%3B%7D</text:p>
          </table:table-cell>
          <table:table-cell office:value-type="string">
            <text:p>time:</text:p>
          </table:table-cell>
          <table:table-cell office:value-type="string">
            <text:p>1.663642s</text:p>
          </table:table-cell>
          <table:table-cell office:value-type="string">
            <text:p>dbqueries:</text:p>
          </table:table-cell>
          <table:table-cell office:value-type="float" office:value="11">
            <text:p>1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07M05S">
            <text:p>19:07:05</text:p>
          </table:table-cell>
          <table:table-cell office:value-type="string">
            <text:p>128.40.193.154]</text:p>
          </table:table-cell>
          <table:table-cell office:value-type="string">
            <text:p>PERF:</text:p>
          </table:table-cell>
          <table:table-cell office:value-type="string">
            <text:p>/mod/turnitintool/view.php?id=427439&amp;jumppage=download&amp;userid=112257&amp;post=O%3A8%3A%22stdClass%22%3A7%3A%7Bs%3A3%3A%22utp%22%3Bi%3A1%3Bs%3A3%3A%22tem%22%3Bs%3A25%3A%22george.burridge%40ucl.ac.uk%22%3Bs%3A3%3A%22cid%22%3Bs%3A6%3A%22209519%22%3Bs%3A3%3A%22ctl%22%3Bs%3A76%3A%22Construction+and+Project+Management+Student+Assessment+Space+%28Moodle+209519%29%22%3Bs%3A8%3A%22assignid%22%3Bs%3A6%3A%22449923%22%3Bs%3A6%3A%22assign%22%3Bs%3A53%3A%22BENVGPMB+Term+Paper+-+Main+submission+%28Moodle+449923%29%22%3Bs%3A7%3A%22paperid%22%3Bs%3A8%3A%2210151595%22%3B%7D</text:p>
          </table:table-cell>
          <table:table-cell office:value-type="string">
            <text:p>time:</text:p>
          </table:table-cell>
          <table:table-cell office:value-type="string">
            <text:p>1.681603s</text:p>
          </table:table-cell>
          <table:table-cell office:value-type="string">
            <text:p>dbqueries:</text:p>
          </table:table-cell>
          <table:table-cell office:value-type="float" office:value="14">
            <text:p>14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17M32S">
            <text:p>19:17:32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</text:p>
          </table:table-cell>
          <table:table-cell office:value-type="string">
            <text:p>time:</text:p>
          </table:table-cell>
          <table:table-cell office:value-type="string">
            <text:p>0.034191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05">
            <text:p>1.05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0321</text:p>
          </table:table-cell>
        </table:table-row>
        <table:table-row table:style-name="ro1">
          <table:table-cell office:value-type="time" office:time-value="PT19H18M15S">
            <text:p>19:18:15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7</text:p>
          </table:table-cell>
          <table:table-cell office:value-type="string">
            <text:p>time:</text:p>
          </table:table-cell>
          <table:table-cell office:value-type="string">
            <text:p>0.03713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28">
            <text:p>1.28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0321</text:p>
          </table:table-cell>
        </table:table-row>
        <table:table-row table:style-name="ro1">
          <table:table-cell office:value-type="time" office:time-value="PT19H18M16S">
            <text:p>19:18:16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7&amp;do=submissions</text:p>
          </table:table-cell>
          <table:table-cell office:value-type="string">
            <text:p>time:</text:p>
          </table:table-cell>
          <table:table-cell office:value-type="string">
            <text:p>0.057746s</text:p>
          </table:table-cell>
          <table:table-cell office:value-type="string">
            <text:p>dbqueries:</text:p>
          </table:table-cell>
          <table:table-cell office:value-type="float" office:value="36">
            <text:p>36</text:p>
          </table:table-cell>
          <table:table-cell office:value-type="string">
            <text:p>serverload:</text:p>
          </table:table-cell>
          <table:table-cell office:value-type="float" office:value="1.28">
            <text:p>1.2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7</text:p>
          </table:table-cell>
        </table:table-row>
        <table:table-row table:style-name="ro1">
          <table:table-cell office:value-type="time" office:time-value="PT19H18M22S">
            <text:p>19:18:22</text:p>
          </table:table-cell>
          <table:table-cell office:value-type="string">
            <text:p>149.5.64.141]</text:p>
          </table:table-cell>
          <table:table-cell office:value-type="string">
            <text:p>PERF:</text:p>
          </table:table-cell>
          <table:table-cell office:value-type="string">
            <text:p>/mod/turnitintool/view.php?id=568381</text:p>
          </table:table-cell>
          <table:table-cell office:value-type="string">
            <text:p>time:</text:p>
          </table:table-cell>
          <table:table-cell office:value-type="string">
            <text:p>0.055566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26">
            <text:p>1.26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3625</text:p>
          </table:table-cell>
        </table:table-row>
        <table:table-row table:style-name="ro1">
          <table:table-cell office:value-type="time" office:time-value="PT19H18M26S">
            <text:p>19:18:26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</text:p>
          </table:table-cell>
          <table:table-cell office:value-type="string">
            <text:p>time:</text:p>
          </table:table-cell>
          <table:table-cell office:value-type="string">
            <text:p>0.038419s</text:p>
          </table:table-cell>
          <table:table-cell office:value-type="string">
            <text:p>dbqueries:</text:p>
          </table:table-cell>
          <table:table-cell office:value-type="float" office:value="22">
            <text:p>22</text:p>
          </table:table-cell>
          <table:table-cell office:value-type="string">
            <text:p>serverload:</text:p>
          </table:table-cell>
          <table:table-cell office:value-type="float" office:value="1.24">
            <text:p>1.24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0321</text:p>
          </table:table-cell>
        </table:table-row>
        <table:table-row table:style-name="ro1">
          <table:table-cell office:value-type="time" office:time-value="PT19H18M29S">
            <text:p>19:18:29</text:p>
          </table:table-cell>
          <table:table-cell office:value-type="string">
            <text:p>149.5.64.141]</text:p>
          </table:table-cell>
          <table:table-cell office:value-type="string">
            <text:p>PERF:</text:p>
          </table:table-cell>
          <table:table-cell office:value-type="string">
            <text:p>/mod/turnitintool/view.php?id=568381&amp;do=submissions</text:p>
          </table:table-cell>
          <table:table-cell office:value-type="string">
            <text:p>time:</text:p>
          </table:table-cell>
          <table:table-cell office:value-type="string">
            <text:p>4.536991s</text:p>
          </table:table-cell>
          <table:table-cell office:value-type="string">
            <text:p>dbqueries:</text:p>
          </table:table-cell>
          <table:table-cell office:value-type="float" office:value="139">
            <text:p>139</text:p>
          </table:table-cell>
          <table:table-cell office:value-type="string">
            <text:p>serverload:</text:p>
          </table:table-cell>
          <table:table-cell office:value-type="float" office:value="1.24">
            <text:p>1.2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8381</text:p>
          </table:table-cell>
        </table:table-row>
        <table:table-row table:style-name="ro1">
          <table:table-cell office:value-type="time" office:time-value="PT19H19M14S">
            <text:p>19:19:14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index.php?id=10321</text:p>
          </table:table-cell>
          <table:table-cell office:value-type="string">
            <text:p>time:</text:p>
          </table:table-cell>
          <table:table-cell office:value-type="string">
            <text:p>0.070215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5.41">
            <text:p>5.41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0321</text:p>
          </table:table-cell>
        </table:table-row>
        <table:table-row table:style-name="ro1">
          <table:table-cell office:value-type="time" office:time-value="PT19H19M32S">
            <text:p>19:19:32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7&amp;do=submissions</text:p>
          </table:table-cell>
          <table:table-cell office:value-type="string">
            <text:p>time:</text:p>
          </table:table-cell>
          <table:table-cell office:value-type="string">
            <text:p>0.05136s</text:p>
          </table:table-cell>
          <table:table-cell office:value-type="string">
            <text:p>dbqueries:</text:p>
          </table:table-cell>
          <table:table-cell office:value-type="float" office:value="39">
            <text:p>39</text:p>
          </table:table-cell>
          <table:table-cell office:value-type="string">
            <text:p>serverload:</text:p>
          </table:table-cell>
          <table:table-cell office:value-type="float" office:value="9.91">
            <text:p>9.9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0321</text:p>
          </table:table-cell>
        </table:table-row>
        <table:table-row table:style-name="ro1">
          <table:table-cell office:value-type="time" office:time-value="PT19H20M30S">
            <text:p>19:20:30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174.386799s</text:p>
          </table:table-cell>
          <table:table-cell office:value-type="string">
            <text:p>dbqueries:</text:p>
          </table:table-cell>
          <table:table-cell office:value-type="float" office:value="44443">
            <text:p>44443</text:p>
          </table:table-cell>
          <table:table-cell office:value-type="string">
            <text:p>serverload:</text:p>
          </table:table-cell>
          <table:table-cell office:value-type="float" office:value="14.99">
            <text:p>14.99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1M17S">
            <text:p>19:21:17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20.805545s</text:p>
          </table:table-cell>
          <table:table-cell office:value-type="string">
            <text:p>dbqueries:</text:p>
          </table:table-cell>
          <table:table-cell office:value-type="float" office:value="54094">
            <text:p>54094</text:p>
          </table:table-cell>
          <table:table-cell office:value-type="string">
            <text:p>serverload:</text:p>
          </table:table-cell>
          <table:table-cell office:value-type="float" office:value="14.71">
            <text:p>14.7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1M54S">
            <text:p>19:21:54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53.970229s</text:p>
          </table:table-cell>
          <table:table-cell office:value-type="string">
            <text:p>dbqueries:</text:p>
          </table:table-cell>
          <table:table-cell office:value-type="float" office:value="60363">
            <text:p>60363</text:p>
          </table:table-cell>
          <table:table-cell office:value-type="string">
            <text:p>serverload:</text:p>
          </table:table-cell>
          <table:table-cell office:value-type="float" office:value="19.55">
            <text:p>19.5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1M59S">
            <text:p>19:21:59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64.466953s</text:p>
          </table:table-cell>
          <table:table-cell office:value-type="string">
            <text:p>dbqueries:</text:p>
          </table:table-cell>
          <table:table-cell office:value-type="float" office:value="64550">
            <text:p>64550</text:p>
          </table:table-cell>
          <table:table-cell office:value-type="string">
            <text:p>serverload:</text:p>
          </table:table-cell>
          <table:table-cell office:value-type="float" office:value="20.22">
            <text:p>20.2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1M59S">
            <text:p>19:21:59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03.087269s</text:p>
          </table:table-cell>
          <table:table-cell office:value-type="string">
            <text:p>dbqueries:</text:p>
          </table:table-cell>
          <table:table-cell office:value-type="float" office:value="64598">
            <text:p>64598</text:p>
          </table:table-cell>
          <table:table-cell office:value-type="string">
            <text:p>serverload:</text:p>
          </table:table-cell>
          <table:table-cell office:value-type="float" office:value="20.22">
            <text:p>20.2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2M05S">
            <text:p>19:22:05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68.722066s</text:p>
          </table:table-cell>
          <table:table-cell office:value-type="string">
            <text:p>dbqueries:</text:p>
          </table:table-cell>
          <table:table-cell office:value-type="float" office:value="64202">
            <text:p>64202</text:p>
          </table:table-cell>
          <table:table-cell office:value-type="string">
            <text:p>serverload:</text:p>
          </table:table-cell>
          <table:table-cell office:value-type="float" office:value="20.88">
            <text:p>20.8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2M12S">
            <text:p>19:22:12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78.472794s</text:p>
          </table:table-cell>
          <table:table-cell office:value-type="string">
            <text:p>dbqueries:</text:p>
          </table:table-cell>
          <table:table-cell office:value-type="float" office:value="63865">
            <text:p>63865</text:p>
          </table:table-cell>
          <table:table-cell office:value-type="string">
            <text:p>serverload:</text:p>
          </table:table-cell>
          <table:table-cell office:value-type="float" office:value="21.13">
            <text:p>21.1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2M12S">
            <text:p>19:22:12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74.817549s</text:p>
          </table:table-cell>
          <table:table-cell office:value-type="string">
            <text:p>dbqueries:</text:p>
          </table:table-cell>
          <table:table-cell office:value-type="float" office:value="65933">
            <text:p>65933</text:p>
          </table:table-cell>
          <table:table-cell office:value-type="string">
            <text:p>serverload:</text:p>
          </table:table-cell>
          <table:table-cell office:value-type="float" office:value="21.13">
            <text:p>21.1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2M12S">
            <text:p>19:22:12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74.500768s</text:p>
          </table:table-cell>
          <table:table-cell office:value-type="string">
            <text:p>dbqueries:</text:p>
          </table:table-cell>
          <table:table-cell office:value-type="float" office:value="64612">
            <text:p>64612</text:p>
          </table:table-cell>
          <table:table-cell office:value-type="string">
            <text:p>serverload:</text:p>
          </table:table-cell>
          <table:table-cell office:value-type="float" office:value="21.13">
            <text:p>21.1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2M14S">
            <text:p>19:22:14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76.637876s</text:p>
          </table:table-cell>
          <table:table-cell office:value-type="string">
            <text:p>dbqueries:</text:p>
          </table:table-cell>
          <table:table-cell office:value-type="float" office:value="66331">
            <text:p>66331</text:p>
          </table:table-cell>
          <table:table-cell office:value-type="string">
            <text:p>serverload:</text:p>
          </table:table-cell>
          <table:table-cell office:value-type="float" office:value="21.13">
            <text:p>21.1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2M26S">
            <text:p>19:22:26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288.874733s</text:p>
          </table:table-cell>
          <table:table-cell office:value-type="string">
            <text:p>dbqueries:</text:p>
          </table:table-cell>
          <table:table-cell office:value-type="float" office:value="68535">
            <text:p>68535</text:p>
          </table:table-cell>
          <table:table-cell office:value-type="string">
            <text:p>serverload:</text:p>
          </table:table-cell>
          <table:table-cell office:value-type="float" office:value="20.2">
            <text:p>20.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2M37S">
            <text:p>19:22:37</text:p>
          </table:table-cell>
          <table:table-cell office:value-type="string">
            <text:p>78.146.29.16]</text:p>
          </table:table-cell>
          <table:table-cell office:value-type="string">
            <text:p>PERF:</text:p>
          </table:table-cell>
          <table:table-cell office:value-type="string">
            <text:p>/mod/turnitintool/index.php?id=12555</text:p>
          </table:table-cell>
          <table:table-cell office:value-type="string">
            <text:p>time:</text:p>
          </table:table-cell>
          <table:table-cell office:value-type="string">
            <text:p>0.038607s</text:p>
          </table:table-cell>
          <table:table-cell office:value-type="string">
            <text:p>dbqueries:</text:p>
          </table:table-cell>
          <table:table-cell office:value-type="float" office:value="13">
            <text:p>13</text:p>
          </table:table-cell>
          <table:table-cell office:value-type="string">
            <text:p>serverload:</text:p>
          </table:table-cell>
          <table:table-cell office:value-type="float" office:value="19.78">
            <text:p>19.78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2555</text:p>
          </table:table-cell>
        </table:table-row>
        <table:table-row table:style-name="ro1">
          <table:table-cell office:value-type="time" office:time-value="PT19H22M42S">
            <text:p>19:22:42</text:p>
          </table:table-cell>
          <table:table-cell office:value-type="string">
            <text:p>78.146.29.16]</text:p>
          </table:table-cell>
          <table:table-cell office:value-type="string">
            <text:p>PERF:</text:p>
          </table:table-cell>
          <table:table-cell office:value-type="string">
            <text:p>/mod/turnitintool/view.php?id=561365</text:p>
          </table:table-cell>
          <table:table-cell office:value-type="string">
            <text:p>time:</text:p>
          </table:table-cell>
          <table:table-cell office:value-type="string">
            <text:p>0.046483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9.8">
            <text:p>19.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2555</text:p>
          </table:table-cell>
        </table:table-row>
        <table:table-row table:style-name="ro1">
          <table:table-cell office:value-type="time" office:time-value="PT19H22M47S">
            <text:p>19:22:47</text:p>
          </table:table-cell>
          <table:table-cell office:value-type="string">
            <text:p>78.146.29.16]</text:p>
          </table:table-cell>
          <table:table-cell office:value-type="string">
            <text:p>PERF:</text:p>
          </table:table-cell>
          <table:table-cell office:value-type="string">
            <text:p>/mod/turnitintool/view.php?id=561365&amp;do=submissions</text:p>
          </table:table-cell>
          <table:table-cell office:value-type="string">
            <text:p>time:</text:p>
          </table:table-cell>
          <table:table-cell office:value-type="string">
            <text:p>0.064197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19.73">
            <text:p>19.7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1365</text:p>
          </table:table-cell>
        </table:table-row>
        <table:table-row table:style-name="ro1">
          <table:table-cell office:value-type="time" office:time-value="PT19H22M51S">
            <text:p>19:22:51</text:p>
          </table:table-cell>
          <table:table-cell office:value-type="string">
            <text:p>78.146.29.16]</text:p>
          </table:table-cell>
          <table:table-cell office:value-type="string">
            <text:p>PERF:</text:p>
          </table:table-cell>
          <table:table-cell office:value-type="string">
            <text:p>/mod/turnitintool/view.php?id=561365&amp;jumppage=grade&amp;userid=79026&amp;post=O%3A8%3A%22stdClass%22%3A3%3A%7Bs%3A3%3A%22utp%22%3Bi%3A1%3Bs%3A3%3A%22tem%22%3Bs%3A23%3A%22jonathan.agar%40ucl.ac.uk%22%3Bs%3A7%3A%22paperid%22%3Bs%3A8%3A%2210243108%22%3B%7D</text:p>
          </table:table-cell>
          <table:table-cell office:value-type="string">
            <text:p>time:</text:p>
          </table:table-cell>
          <table:table-cell office:value-type="string">
            <text:p>1.656666s</text:p>
          </table:table-cell>
          <table:table-cell office:value-type="string">
            <text:p>dbqueries:</text:p>
          </table:table-cell>
          <table:table-cell office:value-type="float" office:value="11">
            <text:p>1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23M54S">
            <text:p>19:23:54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07.746773s</text:p>
          </table:table-cell>
          <table:table-cell office:value-type="string">
            <text:p>dbqueries:</text:p>
          </table:table-cell>
          <table:table-cell office:value-type="float" office:value="86097">
            <text:p>86097</text:p>
          </table:table-cell>
          <table:table-cell office:value-type="string">
            <text:p>serverload:</text:p>
          </table:table-cell>
          <table:table-cell office:value-type="float" office:value="18.02">
            <text:p>18.0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06S">
            <text:p>19:24:06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16.517332s</text:p>
          </table:table-cell>
          <table:table-cell office:value-type="string">
            <text:p>dbqueries:</text:p>
          </table:table-cell>
          <table:table-cell office:value-type="float" office:value="85975">
            <text:p>85975</text:p>
          </table:table-cell>
          <table:table-cell office:value-type="string">
            <text:p>serverload:</text:p>
          </table:table-cell>
          <table:table-cell office:value-type="float" office:value="17.64">
            <text:p>17.6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16S">
            <text:p>19:24:16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25.088625s</text:p>
          </table:table-cell>
          <table:table-cell office:value-type="string">
            <text:p>dbqueries:</text:p>
          </table:table-cell>
          <table:table-cell office:value-type="float" office:value="88336">
            <text:p>88336</text:p>
          </table:table-cell>
          <table:table-cell office:value-type="string">
            <text:p>serverload:</text:p>
          </table:table-cell>
          <table:table-cell office:value-type="float" office:value="17.39">
            <text:p>17.39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17S">
            <text:p>19:24:17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26.301074s</text:p>
          </table:table-cell>
          <table:table-cell office:value-type="string">
            <text:p>dbqueries:</text:p>
          </table:table-cell>
          <table:table-cell office:value-type="float" office:value="88860">
            <text:p>88860</text:p>
          </table:table-cell>
          <table:table-cell office:value-type="string">
            <text:p>serverload:</text:p>
          </table:table-cell>
          <table:table-cell office:value-type="float" office:value="17.39">
            <text:p>17.39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19S">
            <text:p>19:24:19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29.514079s</text:p>
          </table:table-cell>
          <table:table-cell office:value-type="string">
            <text:p>dbqueries:</text:p>
          </table:table-cell>
          <table:table-cell office:value-type="float" office:value="90804">
            <text:p>90804</text:p>
          </table:table-cell>
          <table:table-cell office:value-type="string">
            <text:p>serverload:</text:p>
          </table:table-cell>
          <table:table-cell office:value-type="float" office:value="17.39">
            <text:p>17.39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39S">
            <text:p>19:24:39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45.11528s</text:p>
          </table:table-cell>
          <table:table-cell office:value-type="string">
            <text:p>dbqueries:</text:p>
          </table:table-cell>
          <table:table-cell office:value-type="float" office:value="95181">
            <text:p>95181</text:p>
          </table:table-cell>
          <table:table-cell office:value-type="string">
            <text:p>serverload:</text:p>
          </table:table-cell>
          <table:table-cell office:value-type="float" office:value="15.88">
            <text:p>15.8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1S">
            <text:p>19:24:41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50.410953s</text:p>
          </table:table-cell>
          <table:table-cell office:value-type="string">
            <text:p>dbqueries:</text:p>
          </table:table-cell>
          <table:table-cell office:value-type="float" office:value="95369">
            <text:p>95369</text:p>
          </table:table-cell>
          <table:table-cell office:value-type="string">
            <text:p>serverload:</text:p>
          </table:table-cell>
          <table:table-cell office:value-type="float" office:value="15.57">
            <text:p>15.5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2S">
            <text:p>19:24:42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47.246427s</text:p>
          </table:table-cell>
          <table:table-cell office:value-type="string">
            <text:p>dbqueries:</text:p>
          </table:table-cell>
          <table:table-cell office:value-type="float" office:value="94992">
            <text:p>94992</text:p>
          </table:table-cell>
          <table:table-cell office:value-type="string">
            <text:p>serverload:</text:p>
          </table:table-cell>
          <table:table-cell office:value-type="float" office:value="15.57">
            <text:p>15.5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2S">
            <text:p>19:24:42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50.62272s</text:p>
          </table:table-cell>
          <table:table-cell office:value-type="string">
            <text:p>dbqueries:</text:p>
          </table:table-cell>
          <table:table-cell office:value-type="float" office:value="94766">
            <text:p>94766</text:p>
          </table:table-cell>
          <table:table-cell office:value-type="string">
            <text:p>serverload:</text:p>
          </table:table-cell>
          <table:table-cell office:value-type="float" office:value="15.57">
            <text:p>15.5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3S">
            <text:p>19:24:43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50.075442s</text:p>
          </table:table-cell>
          <table:table-cell office:value-type="string">
            <text:p>dbqueries:</text:p>
          </table:table-cell>
          <table:table-cell office:value-type="float" office:value="95422">
            <text:p>95422</text:p>
          </table:table-cell>
          <table:table-cell office:value-type="string">
            <text:p>serverload:</text:p>
          </table:table-cell>
          <table:table-cell office:value-type="float" office:value="15.57">
            <text:p>15.5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3S">
            <text:p>19:24:43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49.197895s</text:p>
          </table:table-cell>
          <table:table-cell office:value-type="string">
            <text:p>dbqueries:</text:p>
          </table:table-cell>
          <table:table-cell office:value-type="float" office:value="96517">
            <text:p>96517</text:p>
          </table:table-cell>
          <table:table-cell office:value-type="string">
            <text:p>serverload:</text:p>
          </table:table-cell>
          <table:table-cell office:value-type="float" office:value="15.57">
            <text:p>15.5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4S">
            <text:p>19:24:44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52.734979s</text:p>
          </table:table-cell>
          <table:table-cell office:value-type="string">
            <text:p>dbqueries:</text:p>
          </table:table-cell>
          <table:table-cell office:value-type="float" office:value="96401">
            <text:p>96401</text:p>
          </table:table-cell>
          <table:table-cell office:value-type="string">
            <text:p>serverload:</text:p>
          </table:table-cell>
          <table:table-cell office:value-type="float" office:value="15.57">
            <text:p>15.5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5S">
            <text:p>19:24:45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52.300668s</text:p>
          </table:table-cell>
          <table:table-cell office:value-type="string">
            <text:p>dbqueries:</text:p>
          </table:table-cell>
          <table:table-cell office:value-type="float" office:value="95342">
            <text:p>95342</text:p>
          </table:table-cell>
          <table:table-cell office:value-type="string">
            <text:p>serverload:</text:p>
          </table:table-cell>
          <table:table-cell office:value-type="float" office:value="15.57">
            <text:p>15.5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4M49S">
            <text:p>19:24:49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56.407352s</text:p>
          </table:table-cell>
          <table:table-cell office:value-type="string">
            <text:p>dbqueries:</text:p>
          </table:table-cell>
          <table:table-cell office:value-type="float" office:value="97480">
            <text:p>97480</text:p>
          </table:table-cell>
          <table:table-cell office:value-type="string">
            <text:p>serverload:</text:p>
          </table:table-cell>
          <table:table-cell office:value-type="float" office:value="14.72">
            <text:p>14.7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5M00S">
            <text:p>19:25:00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64.3348s</text:p>
          </table:table-cell>
          <table:table-cell office:value-type="string">
            <text:p>dbqueries:</text:p>
          </table:table-cell>
          <table:table-cell office:value-type="float" office:value="100428">
            <text:p>100428</text:p>
          </table:table-cell>
          <table:table-cell office:value-type="string">
            <text:p>serverload:</text:p>
          </table:table-cell>
          <table:table-cell office:value-type="float" office:value="13.3">
            <text:p>13.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5M01S">
            <text:p>19:25:01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66.963493s</text:p>
          </table:table-cell>
          <table:table-cell office:value-type="string">
            <text:p>dbqueries:</text:p>
          </table:table-cell>
          <table:table-cell office:value-type="float" office:value="101545">
            <text:p>101545</text:p>
          </table:table-cell>
          <table:table-cell office:value-type="string">
            <text:p>serverload:</text:p>
          </table:table-cell>
          <table:table-cell office:value-type="float" office:value="12.55">
            <text:p>12.5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5M04S">
            <text:p>19:25:04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68.73908s</text:p>
          </table:table-cell>
          <table:table-cell office:value-type="string">
            <text:p>dbqueries:</text:p>
          </table:table-cell>
          <table:table-cell office:value-type="float" office:value="101488">
            <text:p>101488</text:p>
          </table:table-cell>
          <table:table-cell office:value-type="string">
            <text:p>serverload:</text:p>
          </table:table-cell>
          <table:table-cell office:value-type="float" office:value="12.55">
            <text:p>12.5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91979</text:p>
          </table:table-cell>
        </table:table-row>
        <table:table-row table:style-name="ro1">
          <table:table-cell office:value-type="time" office:time-value="PT19H26M05S">
            <text:p>19:26:05</text:p>
          </table:table-cell>
          <table:table-cell office:value-type="string">
            <text:p>81.178.203.240]</text:p>
          </table:table-cell>
          <table:table-cell office:value-type="string">
            <text:p>PERF:</text:p>
          </table:table-cell>
          <table:table-cell office:value-type="string">
            <text:p>/mod/turnitintool/view.php?id=391979&amp;do=submissions</text:p>
          </table:table-cell>
          <table:table-cell office:value-type="string">
            <text:p>time:</text:p>
          </table:table-cell>
          <table:table-cell office:value-type="string">
            <text:p>390.125866s</text:p>
          </table:table-cell>
          <table:table-cell office:value-type="string">
            <text:p>dbqueries:</text:p>
          </table:table-cell>
          <table:table-cell office:value-type="float" office:value="110637">
            <text:p>110637</text:p>
          </table:table-cell>
          <table:table-cell office:value-type="string">
            <text:p>serverload:</text:p>
          </table:table-cell>
          <table:table-cell office:value-type="float" office:value="5.5">
            <text:p>5.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0321</text:p>
          </table:table-cell>
        </table:table-row>
        <table:table-row table:style-name="ro1">
          <table:table-cell office:value-type="time" office:time-value="PT19H28M15S">
            <text:p>19:28:15</text:p>
          </table:table-cell>
          <table:table-cell office:value-type="string">
            <text:p>128.40.145.158]</text:p>
          </table:table-cell>
          <table:table-cell office:value-type="string">
            <text:p>PERF:</text:p>
          </table:table-cell>
          <table:table-cell office:value-type="string">
            <text:p>/mod/turnitintool/view.php?id=569913</text:p>
          </table:table-cell>
          <table:table-cell office:value-type="string">
            <text:p>time:</text:p>
          </table:table-cell>
          <table:table-cell office:value-type="string">
            <text:p>0.235754s</text:p>
          </table:table-cell>
          <table:table-cell office:value-type="string">
            <text:p>dbqueries:</text:p>
          </table:table-cell>
          <table:table-cell office:value-type="float" office:value="22">
            <text:p>22</text:p>
          </table:table-cell>
          <table:table-cell office:value-type="string">
            <text:p>serverload:</text:p>
          </table:table-cell>
          <table:table-cell office:value-type="float" office:value="1.59">
            <text:p>1.59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4289</text:p>
          </table:table-cell>
        </table:table-row>
        <table:table-row table:style-name="ro1">
          <table:table-cell office:value-type="time" office:time-value="PT19H28M18S">
            <text:p>19:28:18</text:p>
          </table:table-cell>
          <table:table-cell office:value-type="string">
            <text:p>128.40.145.158]</text:p>
          </table:table-cell>
          <table:table-cell office:value-type="string">
            <text:p>PERF:</text:p>
          </table:table-cell>
          <table:table-cell office:value-type="string">
            <text:p>/mod/turnitintool/view.php?id=569913&amp;do=submissions</text:p>
          </table:table-cell>
          <table:table-cell office:value-type="string">
            <text:p>time:</text:p>
          </table:table-cell>
          <table:table-cell office:value-type="string">
            <text:p>0.076103s</text:p>
          </table:table-cell>
          <table:table-cell office:value-type="string">
            <text:p>dbqueries:</text:p>
          </table:table-cell>
          <table:table-cell office:value-type="float" office:value="25">
            <text:p>25</text:p>
          </table:table-cell>
          <table:table-cell office:value-type="string">
            <text:p>serverload:</text:p>
          </table:table-cell>
          <table:table-cell office:value-type="float" office:value="1.59">
            <text:p>1.59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9913</text:p>
          </table:table-cell>
        </table:table-row>
        <table:table-row table:style-name="ro1">
          <table:table-cell office:value-type="time" office:time-value="PT19H28M35S">
            <text:p>19:28:35</text:p>
          </table:table-cell>
          <table:table-cell office:value-type="string">
            <text:p>128.86.148.53]</text:p>
          </table:table-cell>
          <table:table-cell office:value-type="string">
            <text:p>PERF:</text:p>
          </table:table-cell>
          <table:table-cell office:value-type="string">
            <text:p>/mod/turnitintool/view.php?id=492321</text:p>
          </table:table-cell>
          <table:table-cell office:value-type="string">
            <text:p>time:</text:p>
          </table:table-cell>
          <table:table-cell office:value-type="string">
            <text:p>0.039199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46">
            <text:p>1.46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8554</text:p>
          </table:table-cell>
        </table:table-row>
        <table:table-row table:style-name="ro1">
          <table:table-cell office:value-type="time" office:time-value="PT19H29M16S">
            <text:p>19:29:16</text:p>
          </table:table-cell>
          <table:table-cell office:value-type="string">
            <text:p>128.40.145.158]</text:p>
          </table:table-cell>
          <table:table-cell office:value-type="string">
            <text:p>PERF:</text:p>
          </table:table-cell>
          <table:table-cell office:value-type="string">
            <text:p>/mod/turnitintool/view.php?id=569913&amp;do=submissions&amp;type=1</text:p>
          </table:table-cell>
          <table:table-cell office:value-type="string">
            <text:p>time:</text:p>
          </table:table-cell>
          <table:table-cell office:value-type="string">
            <text:p>8.775217s</text:p>
          </table:table-cell>
          <table:table-cell office:value-type="string">
            <text:p>dbqueries:</text:p>
          </table:table-cell>
          <table:table-cell office:value-type="float" office:value="30">
            <text:p>30</text:p>
          </table:table-cell>
          <table:table-cell office:value-type="string">
            <text:p>serverload:</text:p>
          </table:table-cell>
          <table:table-cell office:value-type="float" office:value="1.27">
            <text:p>1.2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9913&amp;do=submissions</text:p>
          </table:table-cell>
        </table:table-row>
        <table:table-row table:style-name="ro1">
          <table:table-cell office:value-type="time" office:time-value="PT19H29M16S">
            <text:p>19:29:16</text:p>
          </table:table-cell>
          <table:table-cell office:value-type="string">
            <text:p>128.40.145.158]</text:p>
          </table:table-cell>
          <table:table-cell office:value-type="string">
            <text:p>PERF:</text:p>
          </table:table-cell>
          <table:table-cell office:value-type="string">
            <text:p>/mod/turnitintool/view.php?id=569913&amp;do=submissions</text:p>
          </table:table-cell>
          <table:table-cell office:value-type="string">
            <text:p>time:</text:p>
          </table:table-cell>
          <table:table-cell office:value-type="string">
            <text:p>0.079078s</text:p>
          </table:table-cell>
          <table:table-cell office:value-type="string">
            <text:p>dbqueries:</text:p>
          </table:table-cell>
          <table:table-cell office:value-type="float" office:value="40">
            <text:p>40</text:p>
          </table:table-cell>
          <table:table-cell office:value-type="string">
            <text:p>serverload:</text:p>
          </table:table-cell>
          <table:table-cell office:value-type="float" office:value="1.27">
            <text:p>1.27</text:p>
          </table:table-cell>
          <table:table-cell table:number-columns-repeated="2"/>
        </table:table-row>
        <table:table-row table:style-name="ro1">
          <table:table-cell office:value-type="time" office:time-value="PT19H29M26S">
            <text:p>19:29:26</text:p>
          </table:table-cell>
          <table:table-cell office:value-type="string">
            <text:p>128.40.145.158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078896s</text:p>
          </table:table-cell>
          <table:table-cell office:value-type="string">
            <text:p>dbqueries:</text:p>
          </table:table-cell>
          <table:table-cell office:value-type="float" office:value="47">
            <text:p>47</text:p>
          </table:table-cell>
          <table:table-cell office:value-type="string">
            <text:p>serverload:</text:p>
          </table:table-cell>
          <table:table-cell office:value-type="float" office:value="1.38">
            <text:p>1.3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9913&amp;do=submissions</text:p>
          </table:table-cell>
        </table:table-row>
        <table:table-row table:style-name="ro1">
          <table:table-cell office:value-type="time" office:time-value="PT19H30M38S">
            <text:p>19:30:38</text:p>
          </table:table-cell>
          <table:table-cell office:value-type="string">
            <text:p>78.146.29.16]</text:p>
          </table:table-cell>
          <table:table-cell office:value-type="string">
            <text:p>PERF:</text:p>
          </table:table-cell>
          <table:table-cell office:value-type="string">
            <text:p>/mod/turnitintool/view.php?id=561365&amp;do=submissions&amp;update=81247437</text:p>
          </table:table-cell>
          <table:table-cell office:value-type="string">
            <text:p>time:</text:p>
          </table:table-cell>
          <table:table-cell office:value-type="string">
            <text:p>5.719709s</text:p>
          </table:table-cell>
          <table:table-cell office:value-type="string">
            <text:p>dbqueries:</text:p>
          </table:table-cell>
          <table:table-cell office:value-type="float" office:value="1242">
            <text:p>1242</text:p>
          </table:table-cell>
          <table:table-cell office:value-type="string">
            <text:p>rcache:</text:p>
          </table:table-cell>
          <table:table-cell office:value-type="string">
            <text:p>37/39</text:p>
          </table:table-cell>
          <table:table-cell table:number-columns-repeated="2"/>
        </table:table-row>
        <table:table-row table:style-name="ro1">
          <table:table-cell office:value-type="time" office:time-value="PT19H30M42S">
            <text:p>19:30:42</text:p>
          </table:table-cell>
          <table:table-cell office:value-type="string">
            <text:p>78.146.29.16]</text:p>
          </table:table-cell>
          <table:table-cell office:value-type="string">
            <text:p>PERF:</text:p>
          </table:table-cell>
          <table:table-cell office:value-type="string">
            <text:p>/mod/turnitintool/view.php?id=561365&amp;do=submissions</text:p>
          </table:table-cell>
          <table:table-cell office:value-type="string">
            <text:p>time:</text:p>
          </table:table-cell>
          <table:table-cell office:value-type="string">
            <text:p>3.374343s</text:p>
          </table:table-cell>
          <table:table-cell office:value-type="string">
            <text:p>dbqueries:</text:p>
          </table:table-cell>
          <table:table-cell office:value-type="float" office:value="35">
            <text:p>35</text:p>
          </table:table-cell>
          <table:table-cell office:value-type="string">
            <text:p>serverload:</text:p>
          </table:table-cell>
          <table:table-cell office:value-type="float" office:value="1.21">
            <text:p>1.2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1365&amp;do=submissions&amp;update=81247437</text:p>
          </table:table-cell>
        </table:table-row>
        <table:table-row table:style-name="ro1">
          <table:table-cell office:value-type="time" office:time-value="PT19H32M49S">
            <text:p>19:32:49</text:p>
          </table:table-cell>
          <table:table-cell office:value-type="string">
            <text:p>144.82.106.27]</text:p>
          </table:table-cell>
          <table:table-cell office:value-type="string">
            <text:p>PERF:</text:p>
          </table:table-cell>
          <table:table-cell office:value-type="string">
            <text:p>/mod/turnitintool/view.php?id=564897</text:p>
          </table:table-cell>
          <table:table-cell office:value-type="string">
            <text:p>time:</text:p>
          </table:table-cell>
          <table:table-cell office:value-type="string">
            <text:p>0.033352s</text:p>
          </table:table-cell>
          <table:table-cell office:value-type="string">
            <text:p>dbqueries:</text:p>
          </table:table-cell>
          <table:table-cell office:value-type="float" office:value="20">
            <text:p>20</text:p>
          </table:table-cell>
          <table:table-cell office:value-type="string">
            <text:p>serverload:</text:p>
          </table:table-cell>
          <table:table-cell office:value-type="float" office:value="1.09">
            <text:p>1.09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2773</text:p>
          </table:table-cell>
        </table:table-row>
        <table:table-row table:style-name="ro1">
          <table:table-cell office:value-type="time" office:time-value="PT19H32M51S">
            <text:p>19:32:51</text:p>
          </table:table-cell>
          <table:table-cell office:value-type="string">
            <text:p>144.82.106.27]</text:p>
          </table:table-cell>
          <table:table-cell office:value-type="string">
            <text:p>PERF:</text:p>
          </table:table-cell>
          <table:table-cell office:value-type="string">
            <text:p>/mod/turnitintool/view.php?id=564897&amp;do=submissions</text:p>
          </table:table-cell>
          <table:table-cell office:value-type="string">
            <text:p>time:</text:p>
          </table:table-cell>
          <table:table-cell office:value-type="string">
            <text:p>0.043361s</text:p>
          </table:table-cell>
          <table:table-cell office:value-type="string">
            <text:p>dbqueries:</text:p>
          </table:table-cell>
          <table:table-cell office:value-type="float" office:value="38">
            <text:p>38</text:p>
          </table:table-cell>
          <table:table-cell office:value-type="string">
            <text:p>serverload:</text:p>
          </table:table-cell>
          <table:table-cell office:value-type="float" office:value="1.08">
            <text:p>1.0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4897</text:p>
          </table:table-cell>
        </table:table-row>
        <table:table-row table:style-name="ro1">
          <table:table-cell office:value-type="time" office:time-value="PT19H32M58S">
            <text:p>19:32:58</text:p>
          </table:table-cell>
          <table:table-cell office:value-type="string">
            <text:p>144.82.106.27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179241s</text:p>
          </table:table-cell>
          <table:table-cell office:value-type="string">
            <text:p>dbqueries:</text:p>
          </table:table-cell>
          <table:table-cell office:value-type="float" office:value="86">
            <text:p>86</text:p>
          </table:table-cell>
          <table:table-cell office:value-type="string">
            <text:p>serverload:</text:p>
          </table:table-cell>
          <table:table-cell office:value-type="float" office:value="1.24">
            <text:p>1.2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64897&amp;do=submissions</text:p>
          </table:table-cell>
        </table:table-row>
        <table:table-row table:style-name="ro1">
          <table:table-cell office:value-type="time" office:time-value="PT19H33M04S">
            <text:p>19:33:04</text:p>
          </table:table-cell>
          <table:table-cell office:value-type="string">
            <text:p>144.82.106.27]</text:p>
          </table:table-cell>
          <table:table-cell office:value-type="string">
            <text:p>PERF:</text:p>
          </table:table-cell>
          <table:table-cell office:value-type="string">
            <text:p>/mod/turnitintool/view.php?id=375557</text:p>
          </table:table-cell>
          <table:table-cell office:value-type="string">
            <text:p>time:</text:p>
          </table:table-cell>
          <table:table-cell office:value-type="string">
            <text:p>0.054487s</text:p>
          </table:table-cell>
          <table:table-cell office:value-type="string">
            <text:p>dbqueries:</text:p>
          </table:table-cell>
          <table:table-cell office:value-type="float" office:value="22">
            <text:p>22</text:p>
          </table:table-cell>
          <table:table-cell office:value-type="string">
            <text:p>serverload:</text:p>
          </table:table-cell>
          <table:table-cell office:value-type="float" office:value="1.3">
            <text:p>1.3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7322</text:p>
          </table:table-cell>
        </table:table-row>
        <table:table-row table:style-name="ro1">
          <table:table-cell office:value-type="time" office:time-value="PT19H33M06S">
            <text:p>19:33:06</text:p>
          </table:table-cell>
          <table:table-cell office:value-type="string">
            <text:p>144.82.106.27]</text:p>
          </table:table-cell>
          <table:table-cell office:value-type="string">
            <text:p>PERF:</text:p>
          </table:table-cell>
          <table:table-cell office:value-type="string">
            <text:p>/mod/turnitintool/view.php?id=375557&amp;do=submissions</text:p>
          </table:table-cell>
          <table:table-cell office:value-type="string">
            <text:p>time:</text:p>
          </table:table-cell>
          <table:table-cell office:value-type="string">
            <text:p>0.072479s</text:p>
          </table:table-cell>
          <table:table-cell office:value-type="string">
            <text:p>dbqueries:</text:p>
          </table:table-cell>
          <table:table-cell office:value-type="float" office:value="38">
            <text:p>38</text:p>
          </table:table-cell>
          <table:table-cell office:value-type="string">
            <text:p>serverload:</text:p>
          </table:table-cell>
          <table:table-cell office:value-type="float" office:value="1.35">
            <text:p>1.3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75557</text:p>
          </table:table-cell>
        </table:table-row>
        <table:table-row table:style-name="ro1">
          <table:table-cell office:value-type="time" office:time-value="PT19H33M10S">
            <text:p>19:33:10</text:p>
          </table:table-cell>
          <table:table-cell office:value-type="string">
            <text:p>144.82.106.27]</text:p>
          </table:table-cell>
          <table:table-cell office:value-type="string">
            <text:p>PERF:</text:p>
          </table:table-cell>
          <table:table-cell office:value-type="string">
            <text:p>/mod/turnitintool/view.php?id=375557&amp;do=intro</text:p>
          </table:table-cell>
          <table:table-cell office:value-type="string">
            <text:p>time:</text:p>
          </table:table-cell>
          <table:table-cell office:value-type="string">
            <text:p>0.049093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35">
            <text:p>1.3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75557&amp;do=submissions</text:p>
          </table:table-cell>
        </table:table-row>
        <table:table-row table:style-name="ro1">
          <table:table-cell office:value-type="time" office:time-value="PT19H33M11S">
            <text:p>19:33:11</text:p>
          </table:table-cell>
          <table:table-cell office:value-type="string">
            <text:p>144.82.106.27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090693s</text:p>
          </table:table-cell>
          <table:table-cell office:value-type="string">
            <text:p>dbqueries:</text:p>
          </table:table-cell>
          <table:table-cell office:value-type="float" office:value="71">
            <text:p>71</text:p>
          </table:table-cell>
          <table:table-cell office:value-type="string">
            <text:p>serverload:</text:p>
          </table:table-cell>
          <table:table-cell office:value-type="float" office:value="1.35">
            <text:p>1.3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375557&amp;do=intro</text:p>
          </table:table-cell>
        </table:table-row>
        <table:table-row table:style-name="ro1">
          <table:table-cell office:value-type="time" office:time-value="PT19H35M15S">
            <text:p>19:35:15</text:p>
          </table:table-cell>
          <table:table-cell office:value-type="string">
            <text:p>2.218.77.84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157162s</text:p>
          </table:table-cell>
          <table:table-cell office:value-type="string">
            <text:p>dbqueries:</text:p>
          </table:table-cell>
          <table:table-cell office:value-type="float" office:value="34">
            <text:p>34</text:p>
          </table:table-cell>
          <table:table-cell office:value-type="string">
            <text:p>rcache:</text:p>
          </table:table-cell>
          <table:table-cell office:value-type="string">
            <text:p>0/1</text:p>
          </table:table-cell>
          <table:table-cell table:number-columns-repeated="2"/>
        </table:table-row>
        <table:table-row table:style-name="ro1">
          <table:table-cell office:value-type="time" office:time-value="PT19H40M56S">
            <text:p>19:40:56</text:p>
          </table:table-cell>
          <table:table-cell office:value-type="string">
            <text:p>128.86.145.37]</text:p>
          </table:table-cell>
          <table:table-cell office:value-type="string">
            <text:p>PERF:</text:p>
          </table:table-cell>
          <table:table-cell office:value-type="string">
            <text:p>/mod/turnitintool/index.php?id=12563</text:p>
          </table:table-cell>
          <table:table-cell office:value-type="string">
            <text:p>time:</text:p>
          </table:table-cell>
          <table:table-cell office:value-type="string">
            <text:p>0.029734s</text:p>
          </table:table-cell>
          <table:table-cell office:value-type="string">
            <text:p>dbqueries:</text:p>
          </table:table-cell>
          <table:table-cell office:value-type="float" office:value="16">
            <text:p>16</text:p>
          </table:table-cell>
          <table:table-cell office:value-type="string">
            <text:p>serverload:</text:p>
          </table:table-cell>
          <table:table-cell office:value-type="float" office:value="1.25">
            <text:p>1.25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2563</text:p>
          </table:table-cell>
        </table:table-row>
        <table:table-row table:style-name="ro1">
          <table:table-cell office:value-type="time" office:time-value="PT19H41M10S">
            <text:p>19:41:10</text:p>
          </table:table-cell>
          <table:table-cell office:value-type="string">
            <text:p>128.86.145.37]</text:p>
          </table:table-cell>
          <table:table-cell office:value-type="string">
            <text:p>PERF:</text:p>
          </table:table-cell>
          <table:table-cell office:value-type="string">
            <text:p>/mod/turnitintool/view.php?id=502469</text:p>
          </table:table-cell>
          <table:table-cell office:value-type="string">
            <text:p>time:</text:p>
          </table:table-cell>
          <table:table-cell office:value-type="string">
            <text:p>0.046714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27">
            <text:p>1.2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2563</text:p>
          </table:table-cell>
        </table:table-row>
        <table:table-row table:style-name="ro1">
          <table:table-cell office:value-type="time" office:time-value="PT19H41M11S">
            <text:p>19:41:11</text:p>
          </table:table-cell>
          <table:table-cell office:value-type="string">
            <text:p>128.86.145.37]</text:p>
          </table:table-cell>
          <table:table-cell office:value-type="string">
            <text:p>PERF:</text:p>
          </table:table-cell>
          <table:table-cell office:value-type="string">
            <text:p>/mod/turnitintool/view.php?id=502469&amp;do=submissions</text:p>
          </table:table-cell>
          <table:table-cell office:value-type="string">
            <text:p>time:</text:p>
          </table:table-cell>
          <table:table-cell office:value-type="string">
            <text:p>0.046322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1.27">
            <text:p>1.2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02469</text:p>
          </table:table-cell>
        </table:table-row>
        <table:table-row table:style-name="ro1">
          <table:table-cell office:value-type="time" office:time-value="PT19H41M14S">
            <text:p>19:41:14</text:p>
          </table:table-cell>
          <table:table-cell office:value-type="string">
            <text:p>128.86.145.37]</text:p>
          </table:table-cell>
          <table:table-cell office:value-type="string">
            <text:p>PERF:</text:p>
          </table:table-cell>
          <table:table-cell office:value-type="string">
            <text:p>/</text:p>
          </table:table-cell>
          <table:table-cell office:value-type="string">
            <text:p>time:</text:p>
          </table:table-cell>
          <table:table-cell office:value-type="string">
            <text:p>0.085153s</text:p>
          </table:table-cell>
          <table:table-cell office:value-type="string">
            <text:p>dbqueries:</text:p>
          </table:table-cell>
          <table:table-cell office:value-type="float" office:value="71">
            <text:p>71</text:p>
          </table:table-cell>
          <table:table-cell office:value-type="string">
            <text:p>serverload:</text:p>
          </table:table-cell>
          <table:table-cell office:value-type="float" office:value="1.25">
            <text:p>1.2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02469&amp;do=submissions</text:p>
          </table:table-cell>
        </table:table-row>
        <table:table-row table:style-name="ro1">
          <table:table-cell office:value-type="time" office:time-value="PT19H41M27S">
            <text:p>19:41:27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index.php?id=11355</text:p>
          </table:table-cell>
          <table:table-cell office:value-type="string">
            <text:p>time:</text:p>
          </table:table-cell>
          <table:table-cell office:value-type="string">
            <text:p>0.044264s</text:p>
          </table:table-cell>
          <table:table-cell office:value-type="string">
            <text:p>dbqueries:</text:p>
          </table:table-cell>
          <table:table-cell office:value-type="float" office:value="22">
            <text:p>22</text:p>
          </table:table-cell>
          <table:table-cell office:value-type="string">
            <text:p>serverload:</text:p>
          </table:table-cell>
          <table:table-cell office:value-type="float" office:value="1.2">
            <text:p>1.2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1355</text:p>
          </table:table-cell>
        </table:table-row>
        <table:table-row table:style-name="ro1">
          <table:table-cell office:value-type="time" office:time-value="PT19H41M27S">
            <text:p>19:41:27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theme/ucl-blue/styles.php</text:p>
          </table:table-cell>
          <table:table-cell office:value-type="string">
            <text:p>time:</text:p>
          </table:table-cell>
          <table:table-cell office:value-type="string">
            <text:p>0.11965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9H41M29S">
            <text:p>19:41:29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29</text:p>
          </table:table-cell>
          <table:table-cell office:value-type="string">
            <text:p>time:</text:p>
          </table:table-cell>
          <table:table-cell office:value-type="string">
            <text:p>0.062145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2">
            <text:p>1.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1355</text:p>
          </table:table-cell>
        </table:table-row>
        <table:table-row table:style-name="ro1">
          <table:table-cell office:value-type="time" office:time-value="PT19H41M33S">
            <text:p>19:41:33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29&amp;do=submissions</text:p>
          </table:table-cell>
          <table:table-cell office:value-type="string">
            <text:p>time:</text:p>
          </table:table-cell>
          <table:table-cell office:value-type="string">
            <text:p>0.056298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1.18">
            <text:p>1.1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9829</text:p>
          </table:table-cell>
        </table:table-row>
        <table:table-row table:style-name="ro1">
          <table:table-cell office:value-type="time" office:time-value="PT19H41M38S">
            <text:p>19:41:38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35</text:p>
          </table:table-cell>
          <table:table-cell office:value-type="string">
            <text:p>time:</text:p>
          </table:table-cell>
          <table:table-cell office:value-type="string">
            <text:p>0.033568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16">
            <text:p>1.1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11355</text:p>
          </table:table-cell>
        </table:table-row>
        <table:table-row table:style-name="ro1">
          <table:table-cell office:value-type="time" office:time-value="PT19H41M39S">
            <text:p>19:41:39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35&amp;do=submissions</text:p>
          </table:table-cell>
          <table:table-cell office:value-type="string">
            <text:p>time:</text:p>
          </table:table-cell>
          <table:table-cell office:value-type="string">
            <text:p>0.044606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1.16">
            <text:p>1.1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9835</text:p>
          </table:table-cell>
        </table:table-row>
        <table:table-row table:style-name="ro1">
          <table:table-cell office:value-type="time" office:time-value="PT19H41M43S">
            <text:p>19:41:43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35&amp;jumppage=grade&amp;userid=82322&amp;post=O%3A8%3A%22stdClass%22%3A3%3A%7Bs%3A3%3A%22utp%22%3Bi%3A1%3Bs%3A3%3A%22tem%22%3Bs%3A18%3A%22b.balmer%40ucl.ac.uk%22%3Bs%3A7%3A%22paperid%22%3Bs%3A7%3A%228933024%22%3B%7D</text:p>
          </table:table-cell>
          <table:table-cell office:value-type="string">
            <text:p>time:</text:p>
          </table:table-cell>
          <table:table-cell office:value-type="string">
            <text:p>1.767167s</text:p>
          </table:table-cell>
          <table:table-cell office:value-type="string">
            <text:p>dbqueries:</text:p>
          </table:table-cell>
          <table:table-cell office:value-type="float" office:value="11">
            <text:p>1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42M56S">
            <text:p>19:42:56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</text:p>
          </table:table-cell>
          <table:table-cell office:value-type="string">
            <text:p>time:</text:p>
          </table:table-cell>
          <table:table-cell office:value-type="string">
            <text:p>0.043151s</text:p>
          </table:table-cell>
          <table:table-cell office:value-type="string">
            <text:p>dbqueries:</text:p>
          </table:table-cell>
          <table:table-cell office:value-type="float" office:value="20">
            <text:p>20</text:p>
          </table:table-cell>
          <table:table-cell office:value-type="string">
            <text:p>serverload:</text:p>
          </table:table-cell>
          <table:table-cell office:value-type="float" office:value="1.17">
            <text:p>1.17</text:p>
          </table:table-cell>
          <table:table-cell office:value-type="string">
            <text:p>referer:</text:p>
          </table:table-cell>
          <table:table-cell office:value-type="string">
            <text:p>http://moodle.ucl.ac.uk/grade/report/user/index.php?id=625</text:p>
          </table:table-cell>
        </table:table-row>
        <table:table-row table:style-name="ro1">
          <table:table-cell office:value-type="time" office:time-value="PT19H43M13S">
            <text:p>19:43:13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do=allsubmissions</text:p>
          </table:table-cell>
          <table:table-cell office:value-type="string">
            <text:p>time:</text:p>
          </table:table-cell>
          <table:table-cell office:value-type="string">
            <text:p>8.316827s</text:p>
          </table:table-cell>
          <table:table-cell office:value-type="string">
            <text:p>dbqueries:</text:p>
          </table:table-cell>
          <table:table-cell office:value-type="float" office:value="2480">
            <text:p>2480</text:p>
          </table:table-cell>
          <table:table-cell office:value-type="string">
            <text:p>serverload:</text:p>
          </table:table-cell>
          <table:table-cell office:value-type="float" office:value="1.12">
            <text:p>1.1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4817</text:p>
          </table:table-cell>
        </table:table-row>
        <table:table-row table:style-name="ro1">
          <table:table-cell office:value-type="time" office:time-value="PT19H43M28S">
            <text:p>19:43:28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do=allsubmissions&amp;ob=7</text:p>
          </table:table-cell>
          <table:table-cell office:value-type="string">
            <text:p>time:</text:p>
          </table:table-cell>
          <table:table-cell office:value-type="string">
            <text:p>0.216259s</text:p>
          </table:table-cell>
          <table:table-cell office:value-type="string">
            <text:p>dbqueries:</text:p>
          </table:table-cell>
          <table:table-cell office:value-type="float" office:value="297">
            <text:p>297</text:p>
          </table:table-cell>
          <table:table-cell office:value-type="string">
            <text:p>serverload:</text:p>
          </table:table-cell>
          <table:table-cell office:value-type="float" office:value="1.09">
            <text:p>1.09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4817&amp;do=allsubmissions</text:p>
          </table:table-cell>
        </table:table-row>
        <table:table-row table:style-name="ro1">
          <table:table-cell office:value-type="time" office:time-value="PT19H43M30S">
            <text:p>19:43:30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do=allsubmissions&amp;ob=8</text:p>
          </table:table-cell>
          <table:table-cell office:value-type="string">
            <text:p>time:</text:p>
          </table:table-cell>
          <table:table-cell office:value-type="string">
            <text:p>0.231552s</text:p>
          </table:table-cell>
          <table:table-cell office:value-type="string">
            <text:p>dbqueries:</text:p>
          </table:table-cell>
          <table:table-cell office:value-type="float" office:value="341">
            <text:p>341</text:p>
          </table:table-cell>
          <table:table-cell office:value-type="string">
            <text:p>serverload:</text:p>
          </table:table-cell>
          <table:table-cell office:value-type="float" office:value="1.09">
            <text:p>1.09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4817&amp;do=allsubmissions&amp;ob=7</text:p>
          </table:table-cell>
        </table:table-row>
        <table:table-row table:style-name="ro1">
          <table:table-cell office:value-type="time" office:time-value="PT19H44M46S">
            <text:p>19:44:46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jumppage=submission&amp;userid=1445&amp;post=O%3A8%3A%22stdClass%22%3A7%3A%7Bs%3A3%3A%22utp%22%3Bi%3A2%3Bs%3A3%3A%22tem%22%3BN%3Bs%3A3%3A%22cid%22%3Bs%3A6%3A%22211735%22%3Bs%3A3%3A%22ctl%22%3Bs%3A59%3A%22Valuation%2FSustainable+Property+Development++%28Moodle+211735%29%22%3Bs%3A8%3A%22assignid%22%3Bs%3A6%3A%22448861%22%3Bs%3A6%3A%22assign%22%3Bs%3A49%3A%22Valuation%2FSPD+Coursework+-+Part+1+%28Moodle+448861%29%22%3Bs%3A7%3A%22paperid%22%3Bs%3A7%3A%228935244%22%3B%7D</text:p>
          </table:table-cell>
          <table:table-cell office:value-type="string">
            <text:p>time:</text:p>
          </table:table-cell>
          <table:table-cell office:value-type="string">
            <text:p>1.72617s</text:p>
          </table:table-cell>
          <table:table-cell office:value-type="string">
            <text:p>dbqueries:</text:p>
          </table:table-cell>
          <table:table-cell office:value-type="float" office:value="39">
            <text:p>39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44M48S">
            <text:p>19:44:48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52183</text:p>
          </table:table-cell>
          <table:table-cell office:value-type="string">
            <text:p>time:</text:p>
          </table:table-cell>
          <table:table-cell office:value-type="string">
            <text:p>0.043372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05">
            <text:p>1.05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94</text:p>
          </table:table-cell>
        </table:table-row>
        <table:table-row table:style-name="ro1">
          <table:table-cell office:value-type="time" office:time-value="PT19H44M50S">
            <text:p>19:44:50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52183&amp;do=submissions</text:p>
          </table:table-cell>
          <table:table-cell office:value-type="string">
            <text:p>time:</text:p>
          </table:table-cell>
          <table:table-cell office:value-type="string">
            <text:p>0.058166s</text:p>
          </table:table-cell>
          <table:table-cell office:value-type="string">
            <text:p>dbqueries:</text:p>
          </table:table-cell>
          <table:table-cell office:value-type="float" office:value="36">
            <text:p>36</text:p>
          </table:table-cell>
          <table:table-cell office:value-type="string">
            <text:p>serverload:</text:p>
          </table:table-cell>
          <table:table-cell office:value-type="float" office:value="1.05">
            <text:p>1.0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2183</text:p>
          </table:table-cell>
        </table:table-row>
        <table:table-row table:style-name="ro1">
          <table:table-cell office:value-type="time" office:time-value="PT19H44M55S">
            <text:p>19:44:55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course/view.php?id=194</text:p>
          </table:table-cell>
          <table:table-cell office:value-type="string">
            <text:p>time:</text:p>
          </table:table-cell>
          <table:table-cell office:value-type="string">
            <text:p>0.151755s</text:p>
          </table:table-cell>
          <table:table-cell office:value-type="string">
            <text:p>dbqueries:</text:p>
          </table:table-cell>
          <table:table-cell office:value-type="float" office:value="47">
            <text:p>47</text:p>
          </table:table-cell>
          <table:table-cell office:value-type="string">
            <text:p>serverload:</text:p>
          </table:table-cell>
          <table:table-cell office:value-type="float" office:value="1.05">
            <text:p>1.0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52183&amp;do=submissions</text:p>
          </table:table-cell>
        </table:table-row>
        <table:table-row table:style-name="ro1">
          <table:table-cell office:value-type="time" office:time-value="PT19H45M01S">
            <text:p>19:45:01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index.php?id=696</text:p>
          </table:table-cell>
          <table:table-cell office:value-type="string">
            <text:p>time:</text:p>
          </table:table-cell>
          <table:table-cell office:value-type="string">
            <text:p>0.0401s</text:p>
          </table:table-cell>
          <table:table-cell office:value-type="string">
            <text:p>dbqueries:</text:p>
          </table:table-cell>
          <table:table-cell office:value-type="float" office:value="25">
            <text:p>25</text:p>
          </table:table-cell>
          <table:table-cell office:value-type="string">
            <text:p>serverload:</text:p>
          </table:table-cell>
          <table:table-cell office:value-type="float" office:value="1.04">
            <text:p>1.04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696</text:p>
          </table:table-cell>
        </table:table-row>
        <table:table-row table:style-name="ro1">
          <table:table-cell office:value-type="time" office:time-value="PT19H45M02S">
            <text:p>19:45:02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34497</text:p>
          </table:table-cell>
          <table:table-cell office:value-type="string">
            <text:p>time:</text:p>
          </table:table-cell>
          <table:table-cell office:value-type="string">
            <text:p>0.043208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1.04">
            <text:p>1.0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696</text:p>
          </table:table-cell>
        </table:table-row>
        <table:table-row table:style-name="ro1">
          <table:table-cell office:value-type="time" office:time-value="PT19H45M20S">
            <text:p>19:45:20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34497&amp;do=submissions</text:p>
          </table:table-cell>
          <table:table-cell office:value-type="string">
            <text:p>time:</text:p>
          </table:table-cell>
          <table:table-cell office:value-type="string">
            <text:p>16.766967s</text:p>
          </table:table-cell>
          <table:table-cell office:value-type="string">
            <text:p>dbqueries:</text:p>
          </table:table-cell>
          <table:table-cell office:value-type="float" office:value="16723">
            <text:p>16723</text:p>
          </table:table-cell>
          <table:table-cell office:value-type="string">
            <text:p>serverload:</text:p>
          </table:table-cell>
          <table:table-cell office:value-type="float" office:value="1.11">
            <text:p>1.1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34497</text:p>
          </table:table-cell>
        </table:table-row>
        <table:table-row table:style-name="ro1">
          <table:table-cell office:value-type="time" office:time-value="PT19H46M39S">
            <text:p>19:46:39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course/view.php?id=696</text:p>
          </table:table-cell>
          <table:table-cell office:value-type="string">
            <text:p>time:</text:p>
          </table:table-cell>
          <table:table-cell office:value-type="string">
            <text:p>0.106962s</text:p>
          </table:table-cell>
          <table:table-cell office:value-type="string">
            <text:p>dbqueries:</text:p>
          </table:table-cell>
          <table:table-cell office:value-type="float" office:value="42">
            <text:p>42</text:p>
          </table:table-cell>
          <table:table-cell office:value-type="string">
            <text:p>serverload:</text:p>
          </table:table-cell>
          <table:table-cell office:value-type="float" office:value="1.03">
            <text:p>1.0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34497&amp;do=submissions</text:p>
          </table:table-cell>
        </table:table-row>
        <table:table-row table:style-name="ro1">
          <table:table-cell office:value-type="time" office:time-value="PT19H46M55S">
            <text:p>19:46:55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jumppage=submission&amp;userid=1445&amp;post=O%3A8%3A%22stdClass%22%3A7%3A%7Bs%3A3%3A%22utp%22%3Bi%3A2%3Bs%3A3%3A%22tem%22%3BN%3Bs%3A3%3A%22cid%22%3Bs%3A6%3A%22211735%22%3Bs%3A3%3A%22ctl%22%3Bs%3A59%3A%22Valuation%2FSustainable+Property+Development++%28Moodle+211735%29%22%3Bs%3A8%3A%22assignid%22%3Bs%3A6%3A%22448861%22%3Bs%3A6%3A%22assign%22%3Bs%3A49%3A%22Valuation%2FSPD+Coursework+-+Part+1+%28Moodle+448861%29%22%3Bs%3A7%3A%22paperid%22%3Bs%3A7%3A%228932753%22%3B%7D</text:p>
          </table:table-cell>
          <table:table-cell office:value-type="string">
            <text:p>time:</text:p>
          </table:table-cell>
          <table:table-cell office:value-type="string">
            <text:p>1.693667s</text:p>
          </table:table-cell>
          <table:table-cell office:value-type="string">
            <text:p>dbqueries:</text:p>
          </table:table-cell>
          <table:table-cell office:value-type="float" office:value="39">
            <text:p>39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47M03S">
            <text:p>19:47:03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35</text:p>
          </table:table-cell>
          <table:table-cell office:value-type="string">
            <text:p>time:</text:p>
          </table:table-cell>
          <table:table-cell office:value-type="string">
            <text:p>0.04816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0.81">
            <text:p>0.81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1355</text:p>
          </table:table-cell>
        </table:table-row>
        <table:table-row table:style-name="ro1">
          <table:table-cell office:value-type="time" office:time-value="PT19H47M06S">
            <text:p>19:47:06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35&amp;do=submissions</text:p>
          </table:table-cell>
          <table:table-cell office:value-type="string">
            <text:p>time:</text:p>
          </table:table-cell>
          <table:table-cell office:value-type="string">
            <text:p>0.043633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0.81">
            <text:p>0.81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19835</text:p>
          </table:table-cell>
        </table:table-row>
        <table:table-row table:style-name="ro1">
          <table:table-cell office:value-type="time" office:time-value="PT19H47M11S">
            <text:p>19:47:11</text:p>
          </table:table-cell>
          <table:table-cell office:value-type="string">
            <text:p>78.86.225.99]</text:p>
          </table:table-cell>
          <table:table-cell office:value-type="string">
            <text:p>PERF:</text:p>
          </table:table-cell>
          <table:table-cell office:value-type="string">
            <text:p>/mod/turnitintool/view.php?id=419835&amp;jumppage=grade&amp;userid=72754&amp;post=O%3A8%3A%22stdClass%22%3A3%3A%7Bs%3A3%3A%22utp%22%3Bi%3A1%3Bs%3A3%3A%22tem%22%3Bs%3A18%3A%22b.balmer%40ucl.ac.uk%22%3Bs%3A7%3A%22paperid%22%3Bs%3A7%3A%228783564%22%3B%7D</text:p>
          </table:table-cell>
          <table:table-cell office:value-type="string">
            <text:p>time:</text:p>
          </table:table-cell>
          <table:table-cell office:value-type="string">
            <text:p>1.702616s</text:p>
          </table:table-cell>
          <table:table-cell office:value-type="string">
            <text:p>dbqueries:</text:p>
          </table:table-cell>
          <table:table-cell office:value-type="float" office:value="11">
            <text:p>1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47M24S">
            <text:p>19:47:24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index.php?id=696</text:p>
          </table:table-cell>
          <table:table-cell office:value-type="string">
            <text:p>time:</text:p>
          </table:table-cell>
          <table:table-cell office:value-type="string">
            <text:p>0.030383s</text:p>
          </table:table-cell>
          <table:table-cell office:value-type="string">
            <text:p>dbqueries:</text:p>
          </table:table-cell>
          <table:table-cell office:value-type="float" office:value="25">
            <text:p>25</text:p>
          </table:table-cell>
          <table:table-cell office:value-type="string">
            <text:p>serverload:</text:p>
          </table:table-cell>
          <table:table-cell office:value-type="float" office:value="0.58">
            <text:p>0.58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696</text:p>
          </table:table-cell>
        </table:table-row>
        <table:table-row table:style-name="ro1">
          <table:table-cell office:value-type="time" office:time-value="PT19H47M27S">
            <text:p>19:47:27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23449</text:p>
          </table:table-cell>
          <table:table-cell office:value-type="string">
            <text:p>time:</text:p>
          </table:table-cell>
          <table:table-cell office:value-type="string">
            <text:p>0.039593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0.58">
            <text:p>0.5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696</text:p>
          </table:table-cell>
        </table:table-row>
        <table:table-row table:style-name="ro1">
          <table:table-cell office:value-type="time" office:time-value="PT19H47M29S">
            <text:p>19:47:29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48013</text:p>
          </table:table-cell>
          <table:table-cell office:value-type="string">
            <text:p>time:</text:p>
          </table:table-cell>
          <table:table-cell office:value-type="string">
            <text:p>0.039631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0.53">
            <text:p>0.5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696</text:p>
          </table:table-cell>
        </table:table-row>
        <table:table-row table:style-name="ro1">
          <table:table-cell office:value-type="time" office:time-value="PT19H47M32S">
            <text:p>19:47:32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48013&amp;do=submissions</text:p>
          </table:table-cell>
          <table:table-cell office:value-type="string">
            <text:p>time:</text:p>
          </table:table-cell>
          <table:table-cell office:value-type="string">
            <text:p>0.072902s</text:p>
          </table:table-cell>
          <table:table-cell office:value-type="string">
            <text:p>dbqueries:</text:p>
          </table:table-cell>
          <table:table-cell office:value-type="float" office:value="82">
            <text:p>82</text:p>
          </table:table-cell>
          <table:table-cell office:value-type="string">
            <text:p>serverload:</text:p>
          </table:table-cell>
          <table:table-cell office:value-type="float" office:value="0.53">
            <text:p>0.5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48013</text:p>
          </table:table-cell>
        </table:table-row>
        <table:table-row table:style-name="ro1">
          <table:table-cell office:value-type="time" office:time-value="PT19H47M56S">
            <text:p>19:47:56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23449&amp;do=submissions</text:p>
          </table:table-cell>
          <table:table-cell office:value-type="string">
            <text:p>time:</text:p>
          </table:table-cell>
          <table:table-cell office:value-type="string">
            <text:p>24.969391s</text:p>
          </table:table-cell>
          <table:table-cell office:value-type="string">
            <text:p>dbqueries:</text:p>
          </table:table-cell>
          <table:table-cell office:value-type="float" office:value="14461">
            <text:p>14461</text:p>
          </table:table-cell>
          <table:table-cell office:value-type="string">
            <text:p>serverload:</text:p>
          </table:table-cell>
          <table:table-cell office:value-type="float" office:value="0.55">
            <text:p>0.55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23449</text:p>
          </table:table-cell>
        </table:table-row>
        <table:table-row table:style-name="ro1">
          <table:table-cell office:value-type="time" office:time-value="PT19H48M22S">
            <text:p>19:48:22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jumppage=submission&amp;userid=1445&amp;post=O%3A8%3A%22stdClass%22%3A7%3A%7Bs%3A3%3A%22utp%22%3Bi%3A2%3Bs%3A3%3A%22tem%22%3BN%3Bs%3A3%3A%22cid%22%3Bs%3A6%3A%22211735%22%3Bs%3A3%3A%22ctl%22%3Bs%3A59%3A%22Valuation%2FSustainable+Property+Development++%28Moodle+211735%29%22%3Bs%3A8%3A%22assignid%22%3Bs%3A6%3A%22448861%22%3Bs%3A6%3A%22assign%22%3Bs%3A49%3A%22Valuation%2FSPD+Coursework+-+Part+1+%28Moodle+448861%29%22%3Bs%3A7%3A%22paperid%22%3Bs%3A7%3A%228895917%22%3B%7D</text:p>
          </table:table-cell>
          <table:table-cell office:value-type="string">
            <text:p>time:</text:p>
          </table:table-cell>
          <table:table-cell office:value-type="string">
            <text:p>1.715725s</text:p>
          </table:table-cell>
          <table:table-cell office:value-type="string">
            <text:p>dbqueries:</text:p>
          </table:table-cell>
          <table:table-cell office:value-type="float" office:value="39">
            <text:p>39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48M50S">
            <text:p>19:48:50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user/view.php?id=121931&amp;course=625</text:p>
          </table:table-cell>
          <table:table-cell office:value-type="string">
            <text:p>time:</text:p>
          </table:table-cell>
          <table:table-cell office:value-type="string">
            <text:p>0.106149s</text:p>
          </table:table-cell>
          <table:table-cell office:value-type="string">
            <text:p>dbqueries:</text:p>
          </table:table-cell>
          <table:table-cell office:value-type="float" office:value="44">
            <text:p>44</text:p>
          </table:table-cell>
          <table:table-cell office:value-type="string">
            <text:p>serverload:</text:p>
          </table:table-cell>
          <table:table-cell office:value-type="float" office:value="0.28">
            <text:p>0.28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4817&amp;do=allsubmissions&amp;ob=8</text:p>
          </table:table-cell>
        </table:table-row>
        <table:table-row table:style-name="ro1">
          <table:table-cell office:value-type="time" office:time-value="PT19H50M47S">
            <text:p>19:50:47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do=allsubmissions&amp;ob=8&amp;sh=25&amp;fr=26</text:p>
          </table:table-cell>
          <table:table-cell office:value-type="string">
            <text:p>time:</text:p>
          </table:table-cell>
          <table:table-cell office:value-type="string">
            <text:p>0.278905s</text:p>
          </table:table-cell>
          <table:table-cell office:value-type="string">
            <text:p>dbqueries:</text:p>
          </table:table-cell>
          <table:table-cell office:value-type="float" office:value="324">
            <text:p>324</text:p>
          </table:table-cell>
          <table:table-cell office:value-type="string">
            <text:p>serverload:</text:p>
          </table:table-cell>
          <table:table-cell office:value-type="float" office:value="0.07">
            <text:p>0.07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4817&amp;do=allsubmissions&amp;ob=8</text:p>
          </table:table-cell>
        </table:table-row>
        <table:table-row table:style-name="ro1">
          <table:table-cell office:value-type="time" office:time-value="PT19H50M52S">
            <text:p>19:50:52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jumppage=submission&amp;userid=1445&amp;post=O%3A8%3A%22stdClass%22%3A7%3A%7Bs%3A3%3A%22utp%22%3Bi%3A2%3Bs%3A3%3A%22tem%22%3BN%3Bs%3A3%3A%22cid%22%3Bs%3A6%3A%22211735%22%3Bs%3A3%3A%22ctl%22%3Bs%3A59%3A%22Valuation%2FSustainable+Property+Development++%28Moodle+211735%29%22%3Bs%3A8%3A%22assignid%22%3Bs%3A6%3A%22448861%22%3Bs%3A6%3A%22assign%22%3Bs%3A49%3A%22Valuation%2FSPD+Coursework+-+Part+1+%28Moodle+448861%29%22%3Bs%3A7%3A%22paperid%22%3Bs%3A7%3A%228912735%22%3B%7D</text:p>
          </table:table-cell>
          <table:table-cell office:value-type="string">
            <text:p>time:</text:p>
          </table:table-cell>
          <table:table-cell office:value-type="string">
            <text:p>1.694409s</text:p>
          </table:table-cell>
          <table:table-cell office:value-type="string">
            <text:p>dbqueries:</text:p>
          </table:table-cell>
          <table:table-cell office:value-type="float" office:value="36">
            <text:p>36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51M55S">
            <text:p>19:51:55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jumppage=submission&amp;userid=1445&amp;post=O%3A8%3A%22stdClass%22%3A7%3A%7Bs%3A3%3A%22utp%22%3Bi%3A2%3Bs%3A3%3A%22tem%22%3BN%3Bs%3A3%3A%22cid%22%3Bs%3A6%3A%22211735%22%3Bs%3A3%3A%22ctl%22%3Bs%3A59%3A%22Valuation%2FSustainable+Property+Development++%28Moodle+211735%29%22%3Bs%3A8%3A%22assignid%22%3Bs%3A6%3A%22448861%22%3Bs%3A6%3A%22assign%22%3Bs%3A49%3A%22Valuation%2FSPD+Coursework+-+Part+1+%28Moodle+448861%29%22%3Bs%3A7%3A%22paperid%22%3Bs%3A7%3A%228907796%22%3B%7D</text:p>
          </table:table-cell>
          <table:table-cell office:value-type="string">
            <text:p>time:</text:p>
          </table:table-cell>
          <table:table-cell office:value-type="string">
            <text:p>1.656286s</text:p>
          </table:table-cell>
          <table:table-cell office:value-type="string">
            <text:p>dbqueries:</text:p>
          </table:table-cell>
          <table:table-cell office:value-type="float" office:value="39">
            <text:p>39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53M33S">
            <text:p>19:53:33</text:p>
          </table:table-cell>
          <table:table-cell office:value-type="string">
            <text:p>155.198.14.4]</text:p>
          </table:table-cell>
          <table:table-cell office:value-type="string">
            <text:p>PERF:</text:p>
          </table:table-cell>
          <table:table-cell office:value-type="string">
            <text:p>/mod/turnitintool/view.php?id=500779</text:p>
          </table:table-cell>
          <table:table-cell office:value-type="string">
            <text:p>time:</text:p>
          </table:table-cell>
          <table:table-cell office:value-type="string">
            <text:p>0.041183s</text:p>
          </table:table-cell>
          <table:table-cell office:value-type="string">
            <text:p>dbqueries:</text:p>
          </table:table-cell>
          <table:table-cell office:value-type="float" office:value="19">
            <text:p>19</text:p>
          </table:table-cell>
          <table:table-cell office:value-type="string">
            <text:p>serverload:</text:p>
          </table:table-cell>
          <table:table-cell office:value-type="float" office:value="0.26">
            <text:p>0.26</text:p>
          </table:table-cell>
          <table:table-cell office:value-type="string">
            <text:p>referer:</text:p>
          </table:table-cell>
          <table:table-cell office:value-type="string">
            <text:p>http://moodle.ucl.ac.uk/course/view.php?id=12475</text:p>
          </table:table-cell>
        </table:table-row>
        <table:table-row table:style-name="ro1">
          <table:table-cell office:value-type="time" office:time-value="PT19H53M33S">
            <text:p>19:53:33</text:p>
          </table:table-cell>
          <table:table-cell office:value-type="string">
            <text:p>155.198.14.4]</text:p>
          </table:table-cell>
          <table:table-cell office:value-type="string">
            <text:p>PERF:</text:p>
          </table:table-cell>
          <table:table-cell office:value-type="string">
            <text:p>/login/environment.php?sesskey=Jkjdxdefkr&amp;flashversion=10.0.12</text:p>
          </table:table-cell>
          <table:table-cell office:value-type="string">
            <text:p>time:</text:p>
          </table:table-cell>
          <table:table-cell office:value-type="string">
            <text:p>0.012554s</text:p>
          </table:table-cell>
          <table:table-cell office:value-type="string">
            <text:p>dbqueries:</text:p>
          </table:table-cell>
          <table:table-cell office:value-type="float" office:value="3">
            <text:p>3</text:p>
          </table:table-cell>
          <table:table-cell office:value-type="string">
            <text:p>rcache:</text:p>
          </table:table-cell>
          <table:table-cell office:value-type="string">
            <text:p>0/0</text:p>
          </table:table-cell>
          <table:table-cell table:number-columns-repeated="2"/>
        </table:table-row>
        <table:table-row table:style-name="ro1">
          <table:table-cell office:value-type="time" office:time-value="PT19H53M35S">
            <text:p>19:53:35</text:p>
          </table:table-cell>
          <table:table-cell office:value-type="string">
            <text:p>155.198.14.4]</text:p>
          </table:table-cell>
          <table:table-cell office:value-type="string">
            <text:p>PERF:</text:p>
          </table:table-cell>
          <table:table-cell office:value-type="string">
            <text:p>/mod/turnitintool/view.php?id=500779&amp;do=submissions</text:p>
          </table:table-cell>
          <table:table-cell office:value-type="string">
            <text:p>time:</text:p>
          </table:table-cell>
          <table:table-cell office:value-type="string">
            <text:p>0.048501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0.24">
            <text:p>0.2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00779</text:p>
          </table:table-cell>
        </table:table-row>
        <table:table-row table:style-name="ro1">
          <table:table-cell office:value-type="time" office:time-value="PT19H53M39S">
            <text:p>19:53:39</text:p>
          </table:table-cell>
          <table:table-cell office:value-type="string">
            <text:p>155.198.14.4]</text:p>
          </table:table-cell>
          <table:table-cell office:value-type="string">
            <text:p>PERF:</text:p>
          </table:table-cell>
          <table:table-cell office:value-type="string">
            <text:p>/mod/turnitintool/view.php?id=500779&amp;jumppage=submission&amp;userid=103405&amp;post=O%3A8%3A%22stdClass%22%3A7%3A%7Bs%3A3%3A%22utp%22%3Bi%3A1%3Bs%3A3%3A%22tem%22%3Bs%3A18%3A%22b.balmer%40ucl.ac.uk%22%3Bs%3A3%3A%22cid%22%3Bs%3A6%3A%22242515%22%3Bs%3A3%3A%22ctl%22%3Bs%3A64%3A%22HPSC1004%3A+Introduction+to+Science+Policy+Studies+%28Moodle+242515%29%22%3Bs%3A8%3A%22assignid%22%3Bs%3A6%3A%22520344%22%3Bs%3A6%3A%22assign%22%3Bs%3A32%3A%22Essay+2+-+Part+1+%28Moodle+520344%29%22%3Bs%3A7%3A%22paperid%22%3Bs%3A8%3A%2210170468%22%3B%7D</text:p>
          </table:table-cell>
          <table:table-cell office:value-type="string">
            <text:p>time:</text:p>
          </table:table-cell>
          <table:table-cell office:value-type="string">
            <text:p>1.689873s</text:p>
          </table:table-cell>
          <table:table-cell office:value-type="string">
            <text:p>dbqueries:</text:p>
          </table:table-cell>
          <table:table-cell office:value-type="float" office:value="11">
            <text:p>11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53M57S">
            <text:p>19:53:57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do=allsubmissions&amp;ob=8&amp;sh=25&amp;fr=51</text:p>
          </table:table-cell>
          <table:table-cell office:value-type="string">
            <text:p>time:</text:p>
          </table:table-cell>
          <table:table-cell office:value-type="string">
            <text:p>0.128727s</text:p>
          </table:table-cell>
          <table:table-cell office:value-type="string">
            <text:p>dbqueries:</text:p>
          </table:table-cell>
          <table:table-cell office:value-type="float" office:value="189">
            <text:p>189</text:p>
          </table:table-cell>
          <table:table-cell office:value-type="string">
            <text:p>serverload:</text:p>
          </table:table-cell>
          <table:table-cell office:value-type="float" office:value="0.33">
            <text:p>0.33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4817&amp;do=allsubmissions&amp;ob=8&amp;sh=25&amp;fr=26</text:p>
          </table:table-cell>
        </table:table-row>
        <table:table-row table:style-name="ro1">
          <table:table-cell office:value-type="time" office:time-value="PT19H54M03S">
            <text:p>19:54:03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jumppage=submission&amp;userid=1445&amp;post=O%3A8%3A%22stdClass%22%3A7%3A%7Bs%3A3%3A%22utp%22%3Bi%3A2%3Bs%3A3%3A%22tem%22%3BN%3Bs%3A3%3A%22cid%22%3Bs%3A6%3A%22211735%22%3Bs%3A3%3A%22ctl%22%3Bs%3A59%3A%22Valuation%2FSustainable+Property+Development++%28Moodle+211735%29%22%3Bs%3A8%3A%22assignid%22%3Bs%3A6%3A%22448861%22%3Bs%3A6%3A%22assign%22%3Bs%3A49%3A%22Valuation%2FSPD+Coursework+-+Part+1+%28Moodle+448861%29%22%3Bs%3A7%3A%22paperid%22%3Bs%3A7%3A%228837402%22%3B%7D</text:p>
          </table:table-cell>
          <table:table-cell office:value-type="string">
            <text:p>time:</text:p>
          </table:table-cell>
          <table:table-cell office:value-type="string">
            <text:p>1.696817s</text:p>
          </table:table-cell>
          <table:table-cell office:value-type="string">
            <text:p>dbqueries:</text:p>
          </table:table-cell>
          <table:table-cell office:value-type="float" office:value="36">
            <text:p>36</text:p>
          </table:table-cell>
          <table:table-cell office:value-type="string">
            <text:p>rcache:</text:p>
          </table:table-cell>
          <table:table-cell office:value-type="string">
            <text:p>0/3</text:p>
          </table:table-cell>
          <table:table-cell table:number-columns-repeated="2"/>
        </table:table-row>
        <table:table-row table:style-name="ro1">
          <table:table-cell office:value-type="time" office:time-value="PT19H54M31S">
            <text:p>19:54:31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34497</text:p>
          </table:table-cell>
          <table:table-cell office:value-type="string">
            <text:p>time:</text:p>
          </table:table-cell>
          <table:table-cell office:value-type="string">
            <text:p>0.039841s</text:p>
          </table:table-cell>
          <table:table-cell office:value-type="string">
            <text:p>dbqueries:</text:p>
          </table:table-cell>
          <table:table-cell office:value-type="float" office:value="22">
            <text:p>22</text:p>
          </table:table-cell>
          <table:table-cell office:value-type="string">
            <text:p>serverload:</text:p>
          </table:table-cell>
          <table:table-cell office:value-type="float" office:value="0.26">
            <text:p>0.26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index.php?id=696</text:p>
          </table:table-cell>
        </table:table-row>
        <table:table-row table:style-name="ro1">
          <table:table-cell office:value-type="time" office:time-value="PT19H54M36S">
            <text:p>19:54:36</text:p>
          </table:table-cell>
          <table:table-cell office:value-type="string">
            <text:p>144.82.208.20]</text:p>
          </table:table-cell>
          <table:table-cell office:value-type="string">
            <text:p>PERF:</text:p>
          </table:table-cell>
          <table:table-cell office:value-type="string">
            <text:p>/mod/turnitintool/view.php?id=534497&amp;do=submissions</text:p>
          </table:table-cell>
          <table:table-cell office:value-type="string">
            <text:p>time:</text:p>
          </table:table-cell>
          <table:table-cell office:value-type="string">
            <text:p>2.961695s</text:p>
          </table:table-cell>
          <table:table-cell office:value-type="string">
            <text:p>dbqueries:</text:p>
          </table:table-cell>
          <table:table-cell office:value-type="float" office:value="37">
            <text:p>37</text:p>
          </table:table-cell>
          <table:table-cell office:value-type="string">
            <text:p>serverload:</text:p>
          </table:table-cell>
          <table:table-cell office:value-type="float" office:value="0.24">
            <text:p>0.24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534497</text:p>
          </table:table-cell>
        </table:table-row>
        <table:table-row table:style-name="ro1">
          <table:table-cell office:value-type="time" office:time-value="PT19H56M10S">
            <text:p>19:56:10</text:p>
          </table:table-cell>
          <table:table-cell office:value-type="string">
            <text:p>128.40.150.63]</text:p>
          </table:table-cell>
          <table:table-cell office:value-type="string">
            <text:p>PERF:</text:p>
          </table:table-cell>
          <table:table-cell office:value-type="string">
            <text:p>/mod/turnitintool/view.php?id=424817&amp;do=allsubmissions&amp;ob=8&amp;sh=25&amp;fr=1</text:p>
          </table:table-cell>
          <table:table-cell office:value-type="string">
            <text:p>time:</text:p>
          </table:table-cell>
          <table:table-cell office:value-type="string">
            <text:p>0.210725s</text:p>
          </table:table-cell>
          <table:table-cell office:value-type="string">
            <text:p>dbqueries:</text:p>
          </table:table-cell>
          <table:table-cell office:value-type="float" office:value="344">
            <text:p>344</text:p>
          </table:table-cell>
          <table:table-cell office:value-type="string">
            <text:p>serverload:</text:p>
          </table:table-cell>
          <table:table-cell office:value-type="float" office:value="0.22">
            <text:p>0.22</text:p>
          </table:table-cell>
          <table:table-cell office:value-type="string">
            <text:p>referer:</text:p>
          </table:table-cell>
          <table:table-cell office:value-type="string">
            <text:p>http://moodle.ucl.ac.uk/mod/turnitintool/view.php?id=424817&amp;do=allsubmissions&amp;ob=8&amp;sh=25&amp;fr=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/05/2011</text:date>, <text:time>15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Roberts</meta:initial-creator>
    <meta:creation-date>2011-05-12T15:47:56</meta:creation-date>
    <dc:date>2011-05-12T15:49:32</dc:date>
    <dc:creator>Peter Roberts</dc:creator>
    <meta:editing-duration>PT00H01M38S</meta:editing-duration>
    <meta:editing-cycles>1</meta:editing-cycles>
    <meta:document-statistic meta:table-count="3" meta:cell-count="2148" meta:object-count="0"/>
    <meta:generator>OpenOffice.org/3.2$Unix OpenOffice.org_project/320m18$Build-9502</meta:generator>
  </office:meta>
</office:document-meta>
</file>